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" style:display-name="3b" style:family="table">
      <style:table-properties style:width="6.3854in" fo:margin-left="0in" table:align="left"/>
    </style:style>
    <style:style style:name="_33_b.A" style:display-name="3b.A" style:family="table-column">
      <style:table-column-properties style:column-width="0.4375in"/>
    </style:style>
    <style:style style:name="_33_b.B" style:display-name="3b.B" style:family="table-column">
      <style:table-column-properties style:column-width="0.5in"/>
    </style:style>
    <style:style style:name="_33_b.C" style:display-name="3b.C" style:family="table-column">
      <style:table-column-properties style:column-width="0.875in"/>
    </style:style>
    <style:style style:name="_33_b.D" style:display-name="3b.D" style:family="table-column">
      <style:table-column-properties style:column-width="0.9375in"/>
    </style:style>
    <style:style style:name="_33_b.F" style:display-name="3b.F" style:family="table-column">
      <style:table-column-properties style:column-width="0.8125in"/>
    </style:style>
    <style:style style:name="_33_b.H" style:display-name="3b.H" style:family="table-column">
      <style:table-column-properties style:column-width="1.1354in"/>
    </style:style>
    <style:style style:name="_33_b.A1" style:display-name="3b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b.H1" style:display-name="3b.H1" style:family="table-cell">
      <style:table-cell-properties fo:padding="0.0382in" fo:border="0.05pt solid #000000"/>
    </style:style>
    <style:style style:name="_33_b.A2" style:display-name="3b.A2" style:family="table-cell">
      <style:table-cell-properties fo:padding="0.0382in" fo:border-left="0.05pt solid #000000" fo:border-right="none" fo:border-top="none" fo:border-bottom="0.05pt solid #000000"/>
    </style:style>
    <style:style style:name="_33_b.H2" style:display-name="3b.H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.3" style:display-name="3b.3" style:family="table-row">
      <style:table-row-properties style:min-row-height="0.3201in"/>
    </style:style>
    <style:style style:name="Table1" style:family="table">
      <style:table-properties style:width="6.3854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806in" table:align="margins"/>
    </style:style>
    <style:style style:name="Table2.A" style:family="table-column">
      <style:table-column-properties style:column-width="1.063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_33_e" style:display-name="3e" style:family="table">
      <style:table-properties style:width="6.3806in" table:align="margins"/>
    </style:style>
    <style:style style:name="_33_e.A" style:display-name="3e.A" style:family="table-column">
      <style:table-column-properties style:column-width="1.0632in" style:rel-column-width="10922*"/>
    </style:style>
    <style:style style:name="_33_e.A1" style:display-name="3e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e.F1" style:display-name="3e.F1" style:family="table-cell">
      <style:table-cell-properties fo:padding="0.0382in" fo:border="0.05pt solid #000000"/>
    </style:style>
    <style:style style:name="_33_e.A2" style:display-name="3e.A2" style:family="table-cell">
      <style:table-cell-properties fo:padding="0.0382in" fo:border-left="0.05pt solid #000000" fo:border-right="none" fo:border-top="none" fo:border-bottom="0.05pt solid #000000"/>
    </style:style>
    <style:style style:name="_33_e.F2" style:display-name="3e.F2" style:family="table-cell">
      <style:table-cell-properties fo:padding="0.0382in" fo:border-left="0.05pt solid #000000" fo:border-right="0.05pt solid #000000" fo:border-top="none" fo:border-bottom="0.05pt solid #000000"/>
    </style:style>
    <style:style style:name="problem2" style:family="table">
      <style:table-properties style:width="6.3806in" table:align="margins"/>
    </style:style>
    <style:style style:name="problem2.A" style:family="table-column">
      <style:table-column-properties style:column-width="1.2764in" style:rel-column-width="13107*"/>
    </style:style>
    <style:style style:name="problem2.A1" style:family="table-cell">
      <style:table-cell-properties fo:padding="0.0382in" fo:border-left="0.05pt solid #000000" fo:border-right="none" fo:border-top="0.05pt solid #000000" fo:border-bottom="0.05pt solid #000000"/>
    </style:style>
    <style:style style:name="problem2.E1" style:family="table-cell">
      <style:table-cell-properties fo:padding="0.0382in" fo:border="0.05pt solid #000000"/>
    </style:style>
    <style:style style:name="problem2.A2" style:family="table-cell">
      <style:table-cell-properties fo:padding="0.0382in" fo:border-left="0.05pt solid #000000" fo:border-right="none" fo:border-top="none" fo:border-bottom="0.05pt solid #000000"/>
    </style:style>
    <style:style style:name="problem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0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P11" style:family="paragraph" style:parent-style-name="Table_20_Contents">
      <style:paragraph-properties fo:text-align="center" style:justify-single-word="false"/>
      <style:text-properties officeooo:rsid="00138809" officeooo:paragraph-rsid="00138809"/>
    </style:style>
    <style:style style:name="P12" style:family="paragraph" style:parent-style-name="Table_20_Contents">
      <style:paragraph-properties fo:text-align="center" style:justify-single-word="false"/>
      <style:text-properties officeooo:rsid="00193a44" officeooo:paragraph-rsid="00193a44"/>
    </style:style>
    <style:style style:name="P13" style:family="paragraph" style:parent-style-name="Table_20_Contents">
      <style:paragraph-properties fo:text-align="center" style:justify-single-word="false"/>
      <style:text-properties officeooo:rsid="00193a44" officeooo:paragraph-rsid="0019bef0"/>
    </style:style>
    <style:style style:name="P14" style:family="paragraph" style:parent-style-name="Table_20_Contents">
      <style:paragraph-properties fo:text-align="center" style:justify-single-word="false"/>
      <style:text-properties officeooo:rsid="0019bef0" officeooo:paragraph-rsid="0019bef0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Frame_20_contents">
      <style:paragraph-properties fo:text-align="center" style:justify-single-word="false"/>
      <style:text-properties officeooo:rsid="001e9cac"/>
    </style:style>
    <style:style style:name="P17" style:family="paragraph" style:parent-style-name="Frame_20_contents">
      <style:paragraph-properties fo:text-align="center" style:justify-single-word="false"/>
      <style:text-properties officeooo:rsid="0025b81a" officeooo:paragraph-rsid="0025b81a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1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1cdde0" officeooo:paragraph-rsid="001cdde0"/>
    </style:style>
    <style:style style:name="P24" style:family="paragraph" style:parent-style-name="Table_20_Contents">
      <style:paragraph-properties fo:text-align="center" style:justify-single-word="false"/>
      <style:text-properties officeooo:rsid="001e9cac" officeooo:paragraph-rsid="001e9cac"/>
    </style:style>
    <style:style style:name="P25" style:family="paragraph" style:parent-style-name="Table_20_Contents">
      <style:paragraph-properties fo:text-align="center" style:justify-single-word="false"/>
      <style:text-properties officeooo:rsid="002007be" officeooo:paragraph-rsid="002007be"/>
    </style:style>
    <style:style style:name="P26" style:family="paragraph" style:parent-style-name="Table_20_Contents">
      <style:paragraph-properties fo:text-align="center" style:justify-single-word="false"/>
      <style:text-properties officeooo:rsid="0020d8eb" officeooo:paragraph-rsid="0020d8eb"/>
    </style:style>
    <style:style style:name="P27" style:family="paragraph" style:parent-style-name="Table_20_Contents">
      <style:paragraph-properties fo:text-align="center" style:justify-single-word="false"/>
      <style:text-properties officeooo:rsid="0025d401" officeooo:paragraph-rsid="0025d4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officeooo:rsid="0019bef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2180498434514797555" text:style-name="L1">
        <text:list-item>
          <text:p text:style-name="P18"><text:s/><text:span text:style-name="T1">Find the values of </text:span><text:span text:style-name="T1"><draw:frame draw:style-name="fr5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5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5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7"><draw:frame draw:style-name="fr5" draw:name="Object18" text:anchor-type="as-char" svg:y="-2.598in" svg:width="5.3228in" svg:height="5.1661in" draw:z-index="16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70418275090533" text:continue-numbering="true" text:style-name="L1">
        <text:list-item>
          <text:p text:style-name="P21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5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5" draw:name="Object5" text:anchor-type="as-char" svg:y="-0.1484in" svg:width="0.5154in" svg:height="0.1839in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5" draw:name="Object11" text:anchor-type="as-char" svg:y="-0.2543in" svg:width="1.9555in" svg:height="0.4752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5" draw:name="Object12" text:anchor-type="as-char" svg:y="-0.152in" svg:width="0.6571in" svg:height="0.2134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5" draw:name="Object13" text:anchor-type="as-char" svg:y="-0.152in" svg:width="0.6571in" svg:height="0.2134in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5" draw:name="Object14" text:anchor-type="as-char" svg:y="-0.2437in" svg:width="1.6154in" svg:height="0.3929in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5" draw:name="Object15" text:anchor-type="as-char" svg:y="-0.2437in" svg:width="1.7165in" svg:height="0.3929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><draw:frame draw:style-name="fr1" draw:name="Frame10" text:anchor-type="paragraph" svg:width="6.5in" draw:z-index="70"><draw:text-box fo:min-height="3in"><text:p text:style-name="P17"><draw:frame draw:style-name="fr6" draw:name="Object62" text:anchor-type="as-char" svg:y="-1.5189in" svg:width="5.5228in" svg:height="2.978in" draw:z-index="71"><draw:object xlink:href="./Object 62" xlink:type="simple" xlink:show="embed" xlink:actuate="onLoad"/><draw:image xlink:href="./ObjectReplacements/Object 62" xlink:type="simple" xlink:show="embed" xlink:actuate="onLoad"/></draw:frame></text:p><table:table table:name="problem2" table:style-name="problem2"><table:table-column table:style-name="problem2.A" table:number-columns-repeated="5"/><table:table-row><table:table-cell table:style-name="problem2.A1" office:value-type="string"><text:p text:style-name="P8"><draw:frame draw:style-name="fr6" draw:name="Object63" text:anchor-type="as-char" svg:y="-0.1484in" svg:width="0.1374in" svg:height="0.1839in" draw:z-index="72"><draw:object xlink:href="./Object 63" xlink:type="simple" xlink:show="embed" xlink:actuate="onLoad"/><draw:image xlink:href="./ObjectReplacements/Object 63" xlink:type="simple" xlink:show="embed" xlink:actuate="onLoad"/></draw:frame></text:p></table:table-cell><table:table-cell table:style-name="problem2.A1" office:value-type="string"><text:p text:style-name="P8"><draw:frame draw:style-name="fr6" draw:name="Object64" text:anchor-type="as-char" svg:y="-0.1484in" svg:width="0.4728in" svg:height="0.2098in" draw:z-index="73"><draw:object xlink:href="./Object 64" xlink:type="simple" xlink:show="embed" xlink:actuate="onLoad"/><draw:image xlink:href="./ObjectReplacements/Object 64" xlink:type="simple" xlink:show="embed" xlink:actuate="onLoad"/></draw:frame></text:p></table:table-cell><table:table-cell table:style-name="problem2.A1" office:value-type="string"><text:p text:style-name="P8"><draw:frame draw:style-name="fr6" draw:name="Object65" text:anchor-type="as-char" svg:y="-0.1484in" svg:width="0.5472in" svg:height="0.2098in" draw:z-index="74"><draw:object xlink:href="./Object 65" xlink:type="simple" xlink:show="embed" xlink:actuate="onLoad"/><draw:image xlink:href="./ObjectReplacements/Object 65" xlink:type="simple" xlink:show="embed" xlink:actuate="onLoad"/></draw:frame></text:p></table:table-cell><table:table-cell table:style-name="problem2.A1" office:value-type="string"><text:p text:style-name="P8"><draw:frame draw:style-name="fr6" draw:name="Object66" text:anchor-type="as-char" svg:y="-0.1484in" svg:width="0.4736in" svg:height="0.2098in" draw:z-index="75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problem2.E1" office:value-type="string"><text:p text:style-name="P8"><draw:frame draw:style-name="fr6" draw:name="Object67" text:anchor-type="as-char" svg:y="-0.1484in" svg:width="0.548in" svg:height="0.2098in" draw:z-index="76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table:table-row><table:table-cell table:style-name="problem2.A2" office:value-type="string"><text:p text:style-name="P27">0</text:p></table:table-cell><table:table-cell table:style-name="problem2.A2" office:value-type="string"><text:p text:style-name="P27">1</text:p></table:table-cell><table:table-cell table:style-name="problem2.A2" office:value-type="string"><text:p text:style-name="P27">1</text:p></table:table-cell><table:table-cell table:style-name="problem2.A2" office:value-type="string"><text:p text:style-name="P27">1</text:p></table:table-cell><table:table-cell table:style-name="problem2.E2" office:value-type="string"><text:p text:style-name="P27">1</text:p></table:table-cell></table:table-row><table:table-row><table:table-cell table:style-name="problem2.A2" office:value-type="string"><text:p text:style-name="P27">0.2</text:p></table:table-cell><table:table-cell table:style-name="problem2.A2" office:value-type="string"><text:p text:style-name="P27">2.12037</text:p></table:table-cell><table:table-cell table:style-name="problem2.A2" office:value-type="string"><text:p text:style-name="P27">2.12501</text:p></table:table-cell><table:table-cell table:style-name="problem2.A2" office:value-type="string"><text:p text:style-name="P27">1.50699</text:p></table:table-cell><table:table-cell table:style-name="problem2.E2" office:value-type="string"><text:p text:style-name="P27">1.51159</text:p></table:table-cell></table:table-row><table:table-row><table:table-cell table:style-name="problem2.A2" office:value-type="string"><text:p text:style-name="P27">0.4</text:p></table:table-cell><table:table-cell table:style-name="problem2.A2" office:value-type="string"><text:p text:style-name="P27">4.44123</text:p></table:table-cell><table:table-cell table:style-name="problem2.A2" office:value-type="string"><text:p text:style-name="P27">4.46512</text:p></table:table-cell><table:table-cell table:style-name="problem2.A2" office:value-type="string"><text:p text:style-name="P27">3.24224</text:p></table:table-cell><table:table-cell table:style-name="problem2.E2" office:value-type="string"><text:p text:style-name="P27">3.26599</text:p></table:table-cell></table:table-row><table:table-row><table:table-cell table:style-name="problem2.A2" office:value-type="string"><text:p text:style-name="P27">0.6</text:p></table:table-cell><table:table-cell table:style-name="problem2.A2" office:value-type="string"><text:p text:style-name="P27">9.73913</text:p></table:table-cell><table:table-cell table:style-name="problem2.A2" office:value-type="string"><text:p text:style-name="P27">9.83236</text:p></table:table-cell><table:table-cell table:style-name="problem2.A2" office:value-type="string"><text:p text:style-name="P27">8.16342</text:p></table:table-cell><table:table-cell table:style-name="problem2.E2" office:value-type="string"><text:p text:style-name="P27">8.2563</text:p></table:table-cell></table:table-row><table:table-row><table:table-cell table:style-name="problem2.A2" office:value-type="string"><text:p text:style-name="P27">0.8</text:p></table:table-cell><table:table-cell table:style-name="problem2.A2" office:value-type="string"><text:p text:style-name="P27">22.6766</text:p></table:table-cell><table:table-cell table:style-name="problem2.A2" office:value-type="string"><text:p text:style-name="P27">23.0026</text:p></table:table-cell><table:table-cell table:style-name="problem2.A2" office:value-type="string"><text:p text:style-name="P27">21.3435</text:p></table:table-cell><table:table-cell table:style-name="problem2.E2" office:value-type="string"><text:p text:style-name="P27">21.6689</text:p></table:table-cell></table:table-row><table:table-row><table:table-cell table:style-name="problem2.A2" office:value-type="string"><text:p text:style-name="P27">1.0</text:p></table:table-cell><table:table-cell table:style-name="problem2.A2" office:value-type="string"><text:p text:style-name="P27">55.6612</text:p></table:table-cell><table:table-cell table:style-name="problem2.A2" office:value-type="string"><text:p text:style-name="P27">56.7375</text:p></table:table-cell><table:table-cell table:style-name="problem2.A2" office:value-type="string"><text:p text:style-name="P27">56.0305</text:p></table:table-cell><table:table-cell table:style-name="problem2.E2" office:value-type="string"><text:p text:style-name="P27">57.1054</text:p></table:table-cell></table:table-row></table:table><text:p text:style-name="P17"><draw:frame draw:style-name="fr6" draw:name="Object68" text:anchor-type="as-char" svg:y="-0.2181in" svg:width="5.6839in" svg:height="0.3764in" draw:z-index="77"><draw:object xlink:href="./Object 68" xlink:type="simple" xlink:show="embed" xlink:actuate="onLoad"/><draw:image xlink:href="./ObjectReplacements/Object 68" xlink:type="simple" xlink:show="embed" xlink:actuate="onLoad"/></draw:frame></text:p></draw:text-box></draw:frame></text:p>
      <text:list xml:id="list70417682537809" text:continue-numbering="true" text:style-name="L1">
        <text:list-item>
          <text:p text:style-name="P21"><text:span text:style-name="T1">Consider the initial value, ordinary differential equation, </text:span><text:span text:style-name="T1"><draw:frame draw:style-name="fr5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5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5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5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5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19">Euler's Method</text:p>
            </text:list-item>
          </text:list>
        </text:list-item>
      </text:list>
      <text:p text:style-name="P6"><draw:frame draw:style-name="fr1" draw:name="Frame2" text:anchor-type="paragraph" svg:width="6.5in" draw:z-index="10"><draw:text-box fo:min-height="3in"><text:p text:style-name="P7"><draw:frame draw:style-name="fr5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7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9"><draw:frame draw:style-name="fr5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9"><draw:frame draw:style-name="fr5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8"><draw:frame draw:style-name="fr5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9">0</text:p></table:table-cell><table:table-cell table:style-name="_33_a.A2" office:value-type="string"><text:p text:style-name="P9">0</text:p></table:table-cell><table:table-cell table:style-name="_33_a.C2" office:value-type="string"><text:p text:style-name="P9">0</text:p></table:table-cell></table:table-row><table:table-row><table:table-cell table:style-name="_33_a.A2" office:value-type="string"><text:p text:style-name="P9">1</text:p></table:table-cell><table:table-cell table:style-name="_33_a.A2" office:value-type="string"><text:p text:style-name="P9">0.1</text:p></table:table-cell><table:table-cell table:style-name="_33_a.C2" office:value-type="string"><text:p text:style-name="P9"><draw:frame draw:style-name="fr5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9">2</text:p></table:table-cell><table:table-cell table:style-name="_33_a.A2" office:value-type="string"><text:p text:style-name="P9">0.2</text:p></table:table-cell><table:table-cell table:style-name="_33_a.C2" office:value-type="string"><text:p text:style-name="P9"><draw:frame draw:style-name="fr5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9">3</text:p></table:table-cell><table:table-cell table:style-name="_33_a.A2" office:value-type="string"><text:p text:style-name="P9">0.3</text:p></table:table-cell><table:table-cell table:style-name="_33_a.C2" office:value-type="string"><text:p text:style-name="P9"><draw:frame draw:style-name="fr5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0">4</text:p></table:table-cell><table:table-cell table:style-name="_33_a.A2" office:value-type="string"><text:p text:style-name="P10">0.4</text:p></table:table-cell><table:table-cell table:style-name="_33_a.C2" office:value-type="string"><text:p text:style-name="P9"><draw:frame draw:style-name="fr5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0">5</text:p></table:table-cell><table:table-cell table:style-name="_33_a.A2" office:value-type="string"><text:p text:style-name="P10">0.5</text:p></table:table-cell><table:table-cell table:style-name="_33_a.C2" office:value-type="string"><text:p text:style-name="P9"><draw:frame draw:style-name="fr5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7"/></draw:text-box></draw:frame></text:p>
      <text:list xml:id="list70416973308208" text:continue-numbering="true" text:style-name="L1">
        <text:list-item>
          <text:list>
            <text:list-item>
              <text:p text:style-name="P18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6"><draw:frame draw:style-name="fr2" draw:name="Frame3" text:anchor-type="paragraph" svg:x="0.2126in" svg:y="0.0791in" svg:width="6.5in" draw:z-index="11"><draw:text-box fo:min-height="3in"><text:p text:style-name="P7"><draw:frame draw:style-name="fr5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able:table table:name="3b" table:style-name="_33_b"><table:table-column table:style-name="_33_b.A"/><table:table-column table:style-name="_33_b.B"/><table:table-column table:style-name="_33_b.C"/><table:table-column table:style-name="_33_b.D"/><table:table-column table:style-name="_33_b.C"/><table:table-column table:style-name="_33_b.F" table:number-columns-repeated="2"/><table:table-column table:style-name="_33_b.H"/><table:table-row><table:table-cell table:style-name="_33_b.A1" office:value-type="string"><text:p text:style-name="P8"><draw:frame draw:style-name="fr5" draw:name="Object27" text:anchor-type="as-char" svg:y="-0.1484in" svg:width="0.1283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p></table:table-cell><table:table-cell table:style-name="_33_b.A1" office:value-type="string"><text:p text:style-name="P8"><draw:frame draw:style-name="fr5" draw:name="Object28" text:anchor-type="as-char" svg:y="-0.1484in" svg:width="0.2in" svg:height="0.2091in" draw:z-index="34"><draw:object xlink:href="./Object 28" xlink:type="simple" xlink:show="embed" xlink:actuate="onLoad"/><draw:image xlink:href="./ObjectReplacements/Object 28" xlink:type="simple" xlink:show="embed" xlink:actuate="onLoad"/></draw:frame></text:p></table:table-cell><table:table-cell table:style-name="_33_b.A1" office:value-type="string"><text:p text:style-name="P8"><draw:frame draw:style-name="fr5" draw:name="Object29" text:anchor-type="as-char" svg:y="-0.1484in" svg:width="0.2134in" svg:height="0.2091in" draw:z-index="35"><draw:object xlink:href="./Object 29" xlink:type="simple" xlink:show="embed" xlink:actuate="onLoad"/><draw:image xlink:href="./ObjectReplacements/Object 29" xlink:type="simple" xlink:show="embed" xlink:actuate="onLoad"/></draw:frame></text:p></table:table-cell><table:table-cell table:style-name="_33_b.A1" office:value-type="string"><text:p text:style-name="P8"><draw:frame draw:style-name="fr5" draw:name="Object30" text:anchor-type="as-char" svg:y="-0.1484in" svg:width="0.2165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</table:table-cell><table:table-cell table:style-name="_33_b.A1" office:value-type="string"><text:p text:style-name="P8"><draw:frame draw:style-name="fr5" draw:name="Object31" text:anchor-type="as-char" svg:y="-0.1484in" svg:width="0.2173in" svg:height="0.2091in" draw:z-index="37"><draw:object xlink:href="./Object 31" xlink:type="simple" xlink:show="embed" xlink:actuate="onLoad"/><draw:image xlink:href="./ObjectReplacements/Object 31" xlink:type="simple" xlink:show="embed" xlink:actuate="onLoad"/></draw:frame></text:p></table:table-cell><table:table-cell table:style-name="_33_b.A1" office:value-type="string"><text:p text:style-name="P8"><draw:frame draw:style-name="fr5" draw:name="Object32" text:anchor-type="as-char" svg:y="-0.1484in" svg:width="0.2181in" svg:height="0.2091in" draw:z-index="38"><draw:object xlink:href="./Object 32" xlink:type="simple" xlink:show="embed" xlink:actuate="onLoad"/><draw:image xlink:href="./ObjectReplacements/Object 32" xlink:type="simple" xlink:show="embed" xlink:actuate="onLoad"/></draw:frame></text:p></table:table-cell><table:table-cell table:style-name="_33_b.A1" office:value-type="string"><text:p text:style-name="P11"><draw:frame draw:style-name="fr5" draw:name="Object33" text:anchor-type="as-char" svg:y="-0.1484in" svg:width="0.2228in" svg:height="0.2091in" draw:z-index="39"><draw:object xlink:href="./Object 33" xlink:type="simple" xlink:show="embed" xlink:actuate="onLoad"/><draw:image xlink:href="./ObjectReplacements/Object 33" xlink:type="simple" xlink:show="embed" xlink:actuate="onLoad"/></draw:frame></text:p></table:table-cell><table:table-cell table:style-name="_33_b.H1" office:value-type="string"><text:p text:style-name="P11"><draw:frame draw:style-name="fr5" draw:name="Object34" text:anchor-type="as-char" svg:y="-0.1484in" svg:width="0.3311in" svg:height="0.2091in" draw:z-index="40"><draw:object xlink:href="./Object 34" xlink:type="simple" xlink:show="embed" xlink:actuate="onLoad"/><draw:image xlink:href="./ObjectReplacements/Object 34" xlink:type="simple" xlink:show="embed" xlink:actuate="onLoad"/></draw:frame></text:p></table:table-cell></table:table-row><table:table-row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H2" office:value-type="string"><text:p text:style-name="P11">0</text:p></table:table-cell></table:table-row><table:table-row table:style-name="_33_b.3"><table:table-cell table:style-name="_33_b.A2" office:value-type="string"><text:p text:style-name="P11">1</text:p></table:table-cell><table:table-cell table:style-name="_33_b.A2" office:value-type="string"><text:p text:style-name="P11">0.1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.005</text:p></table:table-cell><table:table-cell table:style-name="_33_b.A2" office:value-type="string"><text:p text:style-name="P11">0.00525</text:p></table:table-cell><table:table-cell table:style-name="_33_b.A2" office:value-type="string"><text:p text:style-name="P11">0.010525</text:p></table:table-cell><table:table-cell table:style-name="_33_b.H2" office:value-type="string"><text:p text:style-name="P11">0.00517083</text:p></table:table-cell></table:table-row><table:table-row><table:table-cell table:style-name="_33_b.A2" office:value-type="string"><text:p text:style-name="P11">2</text:p></table:table-cell><table:table-cell table:style-name="_33_b.A2" office:value-type="string"><text:p text:style-name="P11">0.2</text:p></table:table-cell><table:table-cell table:style-name="_33_b.A2" office:value-type="string"><text:p text:style-name="P11">0.00517083</text:p></table:table-cell><table:table-cell table:style-name="_33_b.A2" office:value-type="string"><text:p text:style-name="P11">0.0105171</text:p></table:table-cell><table:table-cell table:style-name="_33_b.A2" office:value-type="string"><text:p text:style-name="P11">0.0160429</text:p></table:table-cell><table:table-cell table:style-name="_33_b.A2" office:value-type="string"><text:p text:style-name="P11">0.0163192</text:p></table:table-cell><table:table-cell table:style-name="_33_b.A2" office:value-type="string"><text:p text:style-name="P11">0.022149</text:p></table:table-cell><table:table-cell table:style-name="_33_b.H2" office:value-type="string"><text:p text:style-name="P11">0.0214026</text:p></table:table-cell></table:table-row><table:table-row><table:table-cell table:style-name="_33_b.A2" office:value-type="string"><text:p text:style-name="P11">3</text:p></table:table-cell><table:table-cell table:style-name="_33_b.A2" office:value-type="string"><text:p text:style-name="P11">0.3</text:p></table:table-cell><table:table-cell table:style-name="_33_b.A2" office:value-type="string"><text:p text:style-name="P11">0.0214026</text:p></table:table-cell><table:table-cell table:style-name="_33_b.A2" office:value-type="string"><text:p text:style-name="P11">0.0221403</text:p></table:table-cell><table:table-cell table:style-name="_33_b.A2" office:value-type="string"><text:p text:style-name="P11">0.0282473</text:p></table:table-cell><table:table-cell table:style-name="_33_b.A2" office:value-type="string"><text:p text:style-name="P11">0.0285526</text:p></table:table-cell><table:table-cell table:style-name="_33_b.A2" office:value-type="string"><text:p text:style-name="P11">0.0349955</text:p></table:table-cell><table:table-cell table:style-name="_33_b.H2" office:value-type="string"><text:p text:style-name="P11">0.0498585</text:p></table:table-cell></table:table-row><table:table-row><table:table-cell table:style-name="_33_b.A2" office:value-type="string"><text:p text:style-name="P11">4</text:p></table:table-cell><table:table-cell table:style-name="_33_b.A2" office:value-type="string"><text:p text:style-name="P11">0.4</text:p></table:table-cell><table:table-cell table:style-name="_33_b.A2" office:value-type="string"><text:p text:style-name="P11">0.0498585</text:p></table:table-cell><table:table-cell table:style-name="_33_b.A2" office:value-type="string"><text:p text:style-name="P11">0.0349858</text:p></table:table-cell><table:table-cell table:style-name="_33_b.A2" office:value-type="string"><text:p text:style-name="P11">0.0417351</text:p></table:table-cell><table:table-cell table:style-name="_33_b.A2" office:value-type="string"><text:p text:style-name="P11">0.0420726</text:p></table:table-cell><table:table-cell table:style-name="_33_b.A2" office:value-type="string"><text:p text:style-name="P11">0.0491931</text:p></table:table-cell><table:table-cell table:style-name="_33_b.H2" office:value-type="string"><text:p text:style-name="P11">0.0918242</text:p></table:table-cell></table:table-row><table:table-row><table:table-cell table:style-name="_33_b.A2" office:value-type="string"><text:p text:style-name="P11">5</text:p></table:table-cell><table:table-cell table:style-name="_33_b.A2" office:value-type="string"><text:p text:style-name="P11">0.5</text:p></table:table-cell><table:table-cell table:style-name="_33_b.A2" office:value-type="string"><text:p text:style-name="P11">0.0918242</text:p></table:table-cell><table:table-cell table:style-name="_33_b.A2" office:value-type="string"><text:p text:style-name="P11">0.0491824</text:p></table:table-cell><table:table-cell table:style-name="_33_b.A2" office:value-type="string"><text:p text:style-name="P11">0.0566415</text:p></table:table-cell><table:table-cell table:style-name="_33_b.A2" office:value-type="string"><text:p text:style-name="P11">0.0570145</text:p></table:table-cell><table:table-cell table:style-name="_33_b.A2" office:value-type="string"><text:p text:style-name="P11">0.0648839</text:p></table:table-cell><table:table-cell table:style-name="_33_b.H2" office:value-type="string"><text:p text:style-name="P11">0.148721</text:p></table:table-cell></table:table-row></table:table><text:p text:style-name="P7"/><text:p text:style-name="P7"/></draw:text-box></draw:frame></text:p>
      <text:list xml:id="list70418280143734" text:continue-numbering="true" text:style-name="L1">
        <text:list-item>
          <text:list>
            <text:list-item>
              <text:p text:style-name="P19"><text:soft-page-break/>Adams-Bashforth 2-step</text:p>
            </text:list-item>
          </text:list>
        </text:list-item>
      </text:list>
      <text:p text:style-name="P6"><draw:frame draw:style-name="fr1" draw:name="Frame4" text:anchor-type="paragraph" svg:width="6.5in" draw:z-index="12"><draw:text-box fo:min-height="3in"><text:p text:style-name="P7"><draw:frame draw:style-name="fr5" draw:name="Object35" text:anchor-type="as-char" svg:y="-0.6189in" svg:width="3.9575in" svg:height="1.178in" draw:z-index="41"><draw:object xlink:href="./Object 35" xlink:type="simple" xlink:show="embed" xlink:actuate="onLoad"/><draw:image xlink:href="./ObjectReplacements/Object 35" xlink:type="simple" xlink:show="embed" xlink:actuate="onLoad"/></draw:frame></text:p><table:table table:name="Table1" table:style-name="Table1"><table:table-column table:style-name="Table1.A"/><table:table-column table:style-name="Table1.B"/><table:table-column table:style-name="Table1.C"/><table:table-column table:style-name="Table1.B"/><table:table-column table:style-name="Table1.E"/><table:table-column table:style-name="Table1.F"/><table:table-column table:style-name="Table1.G"/><table:table-row><table:table-cell table:style-name="Table1.A1" office:value-type="string"><text:p text:style-name="P12"><draw:frame draw:style-name="fr5" draw:name="Object36" text:anchor-type="as-char" svg:y="-0.1484in" svg:width="0.1283in" svg:height="0.1846in" draw:z-index="42"><draw:object xlink:href="./Object 36" xlink:type="simple" xlink:show="embed" xlink:actuate="onLoad"/><draw:image xlink:href="./ObjectReplacements/Object 36" xlink:type="simple" xlink:show="embed" xlink:actuate="onLoad"/></draw:frame></text:p></table:table-cell><table:table-cell table:style-name="Table1.A1" office:value-type="string"><text:p text:style-name="P8"><draw:frame draw:style-name="fr5" draw:name="Object37" text:anchor-type="as-char" svg:y="-0.1484in" svg:width="0.2008in" svg:height="0.2098in" draw:z-index="43"><draw:object xlink:href="./Object 37" xlink:type="simple" xlink:show="embed" xlink:actuate="onLoad"/><draw:image xlink:href="./ObjectReplacements/Object 37" xlink:type="simple" xlink:show="embed" xlink:actuate="onLoad"/></draw:frame></text:p></table:table-cell><table:table-cell table:style-name="Table1.A1" office:value-type="string"><text:p text:style-name="P8"><draw:frame draw:style-name="fr5" draw:name="Object38" text:anchor-type="as-char" svg:y="-0.1484in" svg:width="0.2138in" svg:height="0.2098in" draw:z-index="44"><draw:object xlink:href="./Object 38" xlink:type="simple" xlink:show="embed" xlink:actuate="onLoad"/><draw:image xlink:href="./ObjectReplacements/Object 38" xlink:type="simple" xlink:show="embed" xlink:actuate="onLoad"/></draw:frame></text:p></table:table-cell><table:table-cell table:style-name="Table1.A1" office:value-type="string"><text:p text:style-name="P8"><draw:frame draw:style-name="fr5" draw:name="Object39" text:anchor-type="as-char" svg:y="-0.1484in" svg:width="0.3339in" svg:height="0.2098in" draw:z-index="45"><draw:object xlink:href="./Object 39" xlink:type="simple" xlink:show="embed" xlink:actuate="onLoad"/><draw:image xlink:href="./ObjectReplacements/Object 39" xlink:type="simple" xlink:show="embed" xlink:actuate="onLoad"/></draw:frame></text:p></table:table-cell><table:table-cell table:style-name="Table1.A1" office:value-type="string"><text:p text:style-name="P12"><draw:frame draw:style-name="fr5" draw:name="Object40" text:anchor-type="as-char" svg:y="-0.152in" svg:width="0.6311in" svg:height="0.2134in" draw:z-index="46"><draw:object xlink:href="./Object 40" xlink:type="simple" xlink:show="embed" xlink:actuate="onLoad"/><draw:image xlink:href="./ObjectReplacements/Object 40" xlink:type="simple" xlink:show="embed" xlink:actuate="onLoad"/></draw:frame></text:p></table:table-cell><table:table-cell table:style-name="Table1.A1" office:value-type="string"><text:p text:style-name="P8"><draw:frame draw:style-name="fr5" draw:name="Object41" text:anchor-type="as-char" svg:y="-0.152in" svg:width="0.898in" svg:height="0.2134in" draw:z-index="47"><draw:object xlink:href="./Object 41" xlink:type="simple" xlink:show="embed" xlink:actuate="onLoad"/><draw:image xlink:href="./ObjectReplacements/Object 41" xlink:type="simple" xlink:show="embed" xlink:actuate="onLoad"/></draw:frame></text:p></table:table-cell><table:table-cell table:style-name="Table1.G1" office:value-type="string"><text:p text:style-name="P8"><draw:frame draw:style-name="fr5" draw:name="Object42" text:anchor-type="as-char" svg:y="-0.1484in" svg:width="0.3319in" svg:height="0.2098in" draw:z-index="48"><draw:object xlink:href="./Object 42" xlink:type="simple" xlink:show="embed" xlink:actuate="onLoad"/><draw:image xlink:href="./ObjectReplacements/Object 42" xlink:type="simple" xlink:show="embed" xlink:actuate="onLoad"/></draw:frame></text:p></table:table-cell></table:table-row><table:table-row><table:table-cell table:style-name="Table1.A2" office:value-type="string"><text:p text:style-name="P12">0</text:p></table:table-cell><table:table-cell table:style-name="Table1.A2" office:value-type="string"><text:p text:style-name="P12">0</text:p></table:table-cell><table:table-cell table:style-name="Table1.A2" office:value-type="string"><text:p text:style-name="P12">0</text:p></table:table-cell><table:table-cell table:style-name="Table1.A2" office:value-type="string"><text:p text:style-name="P12">NA</text:p></table:table-cell><table:table-cell table:style-name="Table1.A2" office:value-type="string"><text:p text:style-name="P12">NA</text:p></table:table-cell><table:table-cell table:style-name="Table1.A2" office:value-type="string"><text:p text:style-name="P12">NA</text:p></table:table-cell><table:table-cell table:style-name="Table1.G2" office:value-type="string"><text:p text:style-name="P14">0</text:p></table:table-cell></table:table-row><table:table-row><table:table-cell table:style-name="Table1.A2" office:value-type="string"><text:p text:style-name="P12">1</text:p></table:table-cell><table:table-cell table:style-name="Table1.A2" office:value-type="string"><text:p text:style-name="P12">0.1</text:p></table:table-cell><table:table-cell table:style-name="Table1.A2" office:value-type="string"><text:p text:style-name="P14">0</text:p></table:table-cell><table:table-cell table:style-name="Table1.A2" office:value-type="string"><text:p text:style-name="P12">0</text:p></table:table-cell><table:table-cell table:style-name="Table1.A2" office:value-type="string"><text:p text:style-name="P12">0.105</text:p></table:table-cell><table:table-cell table:style-name="Table1.A2" office:value-type="string"><text:p text:style-name="P12">0</text:p></table:table-cell><table:table-cell table:style-name="Table1.G2" office:value-type="string"><text:p text:style-name="P14">0.005</text:p></table:table-cell></table:table-row><table:table-row><table:table-cell table:style-name="Table1.A2" office:value-type="string"><text:p text:style-name="P12">2</text:p></table:table-cell><table:table-cell table:style-name="Table1.A2" office:value-type="string"><text:p text:style-name="P12">0.2</text:p></table:table-cell><table:table-cell table:style-name="Table1.A2" office:value-type="string"><text:p text:style-name="P14">0.005</text:p></table:table-cell><table:table-cell table:style-name="Table1.A2" office:value-type="string"><text:p text:style-name="P12">0.1</text:p></table:table-cell><table:table-cell table:style-name="Table1.A2" office:value-type="string"><text:p text:style-name="P12">0.12075</text:p></table:table-cell><table:table-cell table:style-name="Table1.A2" office:value-type="string"><text:p text:style-name="P12">0.105</text:p></table:table-cell><table:table-cell table:style-name="Table1.G2" office:value-type="string"><text:p text:style-name="P14">0.02075</text:p></table:table-cell></table:table-row><table:table-row><table:table-cell table:style-name="Table1.A2" office:value-type="string"><text:p text:style-name="P12">3</text:p></table:table-cell><table:table-cell table:style-name="Table1.A2" office:value-type="string"><text:p text:style-name="P12">0.3</text:p></table:table-cell><table:table-cell table:style-name="Table1.A2" office:value-type="string"><text:p text:style-name="P12">0.<text:span text:style-name="T4">02075</text:span></text:p></table:table-cell><table:table-cell table:style-name="Table1.A2" office:value-type="string"><text:p text:style-name="P12">0.2</text:p></table:table-cell><table:table-cell table:style-name="Table1.A2" office:value-type="string"><text:p text:style-name="P12">0.2486125</text:p></table:table-cell><table:table-cell table:style-name="Table1.A2" office:value-type="string"><text:p text:style-name="P12">0.12075</text:p></table:table-cell><table:table-cell table:style-name="Table1.G2" office:value-type="string"><text:p text:style-name="P14">0.0486125</text:p></table:table-cell></table:table-row><table:table-row><table:table-cell table:style-name="Table1.A2" office:value-type="string"><text:p text:style-name="P12">4</text:p></table:table-cell><table:table-cell table:style-name="Table1.A2" office:value-type="string"><text:p text:style-name="P12">0.4</text:p></table:table-cell><table:table-cell table:style-name="Table1.A2" office:value-type="string"><text:p text:style-name="P14">0.0486125</text:p></table:table-cell><table:table-cell table:style-name="Table1.A2" office:value-type="string"><text:p text:style-name="P14">0.3</text:p></table:table-cell><table:table-cell table:style-name="Table1.A2" office:value-type="string"><text:p text:style-name="P14">0.3486125</text:p></table:table-cell><table:table-cell table:style-name="Table1.A2" office:value-type="string"><text:p text:style-name="P13">0.2486125</text:p></table:table-cell><table:table-cell table:style-name="Table1.G2" office:value-type="string"><text:p text:style-name="P14">0.0898669</text:p></table:table-cell></table:table-row><table:table-row><table:table-cell table:style-name="Table1.A2" office:value-type="string"><text:p text:style-name="P12">5</text:p></table:table-cell><table:table-cell table:style-name="Table1.A2" office:value-type="string"><text:p text:style-name="P12">0.5</text:p></table:table-cell><table:table-cell table:style-name="Table1.A2" office:value-type="string"><text:p text:style-name="P14">0.0898669</text:p></table:table-cell><table:table-cell table:style-name="Table1.A2" office:value-type="string"><text:p text:style-name="P14">0.4</text:p></table:table-cell><table:table-cell table:style-name="Table1.A2" office:value-type="string"><text:p text:style-name="P14">0.4898669</text:p></table:table-cell><table:table-cell table:style-name="Table1.A2" office:value-type="string"><text:p text:style-name="P14">0.3486125</text:p></table:table-cell><table:table-cell table:style-name="Table1.G2" office:value-type="string"><text:p text:style-name="P14">0.145916</text:p></table:table-cell></table:table-row></table:table><text:p text:style-name="P7"><draw:frame draw:style-name="fr5" draw:name="Object43" text:anchor-type="as-char" svg:y="-0.4516in" svg:width="5.9374in" svg:height="0.8429in" draw:z-index="49"><draw:object xlink:href="./Object 43" xlink:type="simple" xlink:show="embed" xlink:actuate="onLoad"/><draw:image xlink:href="./ObjectReplacements/Object 43" xlink:type="simple" xlink:show="embed" xlink:actuate="onLoad"/></draw:frame></text:p></draw:text-box></draw:frame></text:p>
      <text:list xml:id="list70417816864691" text:continue-numbering="true" text:style-name="L1">
        <text:list-item>
          <text:list>
            <text:list-item>
              <text:p text:style-name="P19">Adams-Moulton 2-step</text:p>
            </text:list-item>
          </text:list>
        </text:list-item>
      </text:list>
      <text:p text:style-name="P6"><draw:frame draw:style-name="fr1" draw:name="Frame5" text:anchor-type="paragraph" svg:width="6.5in" draw:z-index="13"><draw:text-box fo:min-height="3in"><text:p text:style-name="P7"><draw:frame draw:style-name="fr6" draw:name="Object44" text:anchor-type="as-char" svg:y="-2.1661in" svg:width="5.8374in" svg:height="4.272in" draw:z-index="50"><draw:object xlink:href="./Object 44" xlink:type="simple" xlink:show="embed" xlink:actuate="onLoad"/><draw:image xlink:href="./ObjectReplacements/Object 44" xlink:type="simple" xlink:show="embed" xlink:actuate="onLoad"/></draw:frame></text:p></draw:text-box></draw:frame></text:p>
      <text:p text:style-name="P6"><draw:frame draw:style-name="fr1" draw:name="Frame8" text:anchor-type="paragraph" svg:width="6.5in" draw:z-index="51"><draw:text-box fo:min-height="3in"><text:p text:style-name="P7"><draw:frame draw:style-name="fr6" draw:name="Object45" text:anchor-type="as-char" svg:y="-0.7571in" svg:width="5.611in" svg:height="1.4591in" draw:z-index="52"><draw:object xlink:href="./Object 45" xlink:type="simple" xlink:show="embed" xlink:actuate="onLoad"/><draw:image xlink:href="./ObjectReplacements/Object 45" xlink:type="simple" xlink:show="embed" xlink:actuate="onLoad"/></draw:frame></text:p><table:table table:name="Table2" table:style-name="Table2"><table:table-column table:style-name="Table2.A" table:number-columns-repeated="6"/><table:table-row><table:table-cell table:style-name="Table2.A1" office:value-type="string"><text:p text:style-name="P8"><draw:frame draw:style-name="fr6" draw:name="Object46" text:anchor-type="as-char" svg:y="-0.1484in" svg:width="0.1283in" svg:height="0.1839in" draw:z-index="53"><draw:object xlink:href="./Object 46" xlink:type="simple" xlink:show="embed" xlink:actuate="onLoad"/><draw:image xlink:href="./ObjectReplacements/Object 46" xlink:type="simple" xlink:show="embed" xlink:actuate="onLoad"/></draw:frame></text:p></table:table-cell><table:table-cell table:style-name="Table2.A1" office:value-type="string"><text:p text:style-name="P8"><draw:frame draw:style-name="fr6" draw:name="Object47" text:anchor-type="as-char" svg:y="-0.1484in" svg:width="0.3335in" svg:height="0.2098in" draw:z-index="54"><draw:object xlink:href="./Object 47" xlink:type="simple" xlink:show="embed" xlink:actuate="onLoad"/><draw:image xlink:href="./ObjectReplacements/Object 47" xlink:type="simple" xlink:show="embed" xlink:actuate="onLoad"/></draw:frame></text:p></table:table-cell><table:table-cell table:style-name="Table2.A1" office:value-type="string"><text:p text:style-name="P8"><draw:frame draw:style-name="fr6" draw:name="Object48" text:anchor-type="as-char" svg:y="-0.1484in" svg:width="0.3465in" svg:height="0.2098in" draw:z-index="55"><draw:object xlink:href="./Object 48" xlink:type="simple" xlink:show="embed" xlink:actuate="onLoad"/><draw:image xlink:href="./ObjectReplacements/Object 48" xlink:type="simple" xlink:show="embed" xlink:actuate="onLoad"/></draw:frame></text:p></table:table-cell><table:table-cell table:style-name="Table2.A1" office:value-type="string"><text:p text:style-name="P8"><draw:frame draw:style-name="fr6" draw:name="Object49" text:anchor-type="as-char" svg:y="-0.1484in" svg:width="0.2in" svg:height="0.2098in" draw:z-index="56"><draw:object xlink:href="./Object 49" xlink:type="simple" xlink:show="embed" xlink:actuate="onLoad"/><draw:image xlink:href="./ObjectReplacements/Object 49" xlink:type="simple" xlink:show="embed" xlink:actuate="onLoad"/></draw:frame></text:p></table:table-cell><table:table-cell table:style-name="Table2.A1" office:value-type="string"><text:p text:style-name="P8"><draw:frame draw:style-name="fr6" draw:name="Object50" text:anchor-type="as-char" svg:y="-0.1484in" svg:width="0.2134in" svg:height="0.2098in" draw:z-index="57"><draw:object xlink:href="./Object 50" xlink:type="simple" xlink:show="embed" xlink:actuate="onLoad"/><draw:image xlink:href="./ObjectReplacements/Object 50" xlink:type="simple" xlink:show="embed" xlink:actuate="onLoad"/></draw:frame></text:p></table:table-cell><table:table-cell table:style-name="Table2.F1" office:value-type="string"><text:p text:style-name="P8"><draw:frame draw:style-name="fr6" draw:name="Object51" text:anchor-type="as-char" svg:y="-0.1484in" svg:width="0.3311in" svg:height="0.2098in" draw:z-index="58"><draw:object xlink:href="./Object 51" xlink:type="simple" xlink:show="embed" xlink:actuate="onLoad"/><draw:image xlink:href="./ObjectReplacements/Object 51" xlink:type="simple" xlink:show="embed" xlink:actuate="onLoad"/></draw:frame></text:p></table:table-cell></table:table-row><table:table-row><table:table-cell table:style-name="Table2.A2" office:value-type="string"><text:p text:style-name="P23">0</text:p></table:table-cell><table:table-cell table:style-name="Table2.A2" office:value-type="string"><text:p text:style-name="P23">NA</text:p></table:table-cell><table:table-cell table:style-name="Table2.A2" office:value-type="string"><text:p text:style-name="P23">NA</text:p></table:table-cell><table:table-cell table:style-name="Table2.A2" office:value-type="string"><text:p text:style-name="P23">0</text:p></table:table-cell><table:table-cell table:style-name="Table2.A2" office:value-type="string"><text:p text:style-name="P23">0</text:p></table:table-cell><table:table-cell table:style-name="Table2.F2" office:value-type="string"><text:p text:style-name="P23">NA</text:p></table:table-cell></table:table-row><table:table-row><table:table-cell table:style-name="Table2.A2" office:value-type="string"><text:p text:style-name="P23">1</text:p></table:table-cell><table:table-cell table:style-name="Table2.A2" office:value-type="string"><text:p text:style-name="P23">0</text:p></table:table-cell><table:table-cell table:style-name="Table2.A2" office:value-type="string"><text:p text:style-name="P23">0</text:p></table:table-cell><table:table-cell table:style-name="Table2.A2" office:value-type="string"><text:p text:style-name="P23">0.1</text:p></table:table-cell><table:table-cell table:style-name="Table2.A2" office:value-type="string"><text:p text:style-name="P23">0.005</text:p></table:table-cell><table:table-cell table:style-name="Table2.F2" office:value-type="string"><text:p text:style-name="P24">0.0212174</text:p></table:table-cell></table:table-row><table:table-row><table:table-cell table:style-name="Table2.A2" office:value-type="string"><text:p text:style-name="P24">2</text:p></table:table-cell><table:table-cell table:style-name="Table2.A2" office:value-type="string"><text:p text:style-name="P24">0.1</text:p></table:table-cell><table:table-cell table:style-name="Table2.A2" office:value-type="string"><text:p text:style-name="P24">0.005</text:p></table:table-cell><table:table-cell table:style-name="Table2.A2" office:value-type="string"><text:p text:style-name="P24">0.2</text:p></table:table-cell><table:table-cell table:style-name="Table2.A2" office:value-type="string"><text:p text:style-name="P24">0.0212174</text:p></table:table-cell><table:table-cell table:style-name="Table2.F2" office:value-type="string"><text:p text:style-name="P24">0.0496594</text:p></table:table-cell></table:table-row><table:table-row><table:table-cell table:style-name="Table2.A2" office:value-type="string"><text:p text:style-name="P24">3</text:p></table:table-cell><table:table-cell table:style-name="Table2.A2" office:value-type="string"><text:p text:style-name="P24">0.2</text:p></table:table-cell><table:table-cell table:style-name="Table2.A2" office:value-type="string"><text:p text:style-name="P24">0.0212174</text:p></table:table-cell><table:table-cell table:style-name="Table2.A2" office:value-type="string"><text:p text:style-name="P24">0.3</text:p></table:table-cell><table:table-cell table:style-name="Table2.A2" office:value-type="string"><text:p text:style-name="P24">0.0496594</text:p></table:table-cell><table:table-cell table:style-name="Table2.F2" office:value-type="string"><text:p text:style-name="P24">0.0916103</text:p></table:table-cell></table:table-row><table:table-row><table:table-cell table:style-name="Table2.A2" office:value-type="string"><text:p text:style-name="P24">4</text:p></table:table-cell><table:table-cell table:style-name="Table2.A2" office:value-type="string"><text:p text:style-name="P24">0.3</text:p></table:table-cell><table:table-cell table:style-name="Table2.A2" office:value-type="string"><text:p text:style-name="P24">0.0496594</text:p></table:table-cell><table:table-cell table:style-name="Table2.A2" office:value-type="string"><text:p text:style-name="P24">0.4</text:p></table:table-cell><table:table-cell table:style-name="Table2.A2" office:value-type="string"><text:p text:style-name="P24">0.0916103</text:p></table:table-cell><table:table-cell table:style-name="Table2.F2" office:value-type="string"><text:p text:style-name="P24">0.148491</text:p></table:table-cell></table:table-row></table:table><text:p text:style-name="P16"/><text:p text:style-name="P16"><draw:frame draw:style-name="fr6" draw:name="Object52" text:anchor-type="as-char" svg:y="-0.761in" svg:width="2.6409in" svg:height="1.4752in" draw:z-index="59"><draw:object xlink:href="./Object 52" xlink:type="simple" xlink:show="embed" xlink:actuate="onLoad"/><draw:image xlink:href="./ObjectReplacements/Object 52" xlink:type="simple" xlink:show="embed" xlink:actuate="onLoad"/></draw:frame></text:p></draw:text-box></draw:frame><text:soft-page-break/></text:p>
      <text:list xml:id="list70417884719688" text:continue-numbering="true" text:style-name="L1">
        <text:list-item>
          <text:list>
            <text:list-item>
              <text:p text:style-name="P19">Improved Euler</text:p>
            </text:list-item>
          </text:list>
        </text:list-item>
      </text:list>
      <text:p text:style-name="P6"><draw:frame draw:style-name="fr3" draw:name="Frame6" text:anchor-type="paragraph" svg:width="6.5in" draw:z-index="14"><draw:text-box fo:min-height="3in"><text:p text:style-name="P7"><draw:frame draw:style-name="fr6" draw:name="Object53" text:anchor-type="as-char" svg:y="-0.7457in" svg:width="5.7772in" svg:height="1.4575in" draw:z-index="60"><draw:object xlink:href="./Object 53" xlink:type="simple" xlink:show="embed" xlink:actuate="onLoad"/><draw:image xlink:href="./ObjectReplacements/Object 53" xlink:type="simple" xlink:show="embed" xlink:actuate="onLoad"/></draw:frame></text:p><table:table table:name="3e" table:style-name="_33_e"><table:table-column table:style-name="_33_e.A" table:number-columns-repeated="6"/><table:table-row><table:table-cell table:style-name="_33_e.A1" office:value-type="string"><text:p text:style-name="P8"><draw:frame draw:style-name="fr6" draw:name="Object54" text:anchor-type="as-char" svg:y="-0.1484in" svg:width="0.1283in" svg:height="0.1839in" draw:z-index="61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_33_e.A1" office:value-type="string"><text:p text:style-name="P8"><draw:frame draw:style-name="fr6" draw:name="Object55" text:anchor-type="as-char" svg:y="-0.1484in" svg:width="0.2in" svg:height="0.2098in" draw:z-index="62"><draw:object xlink:href="./Object 55" xlink:type="simple" xlink:show="embed" xlink:actuate="onLoad"/><draw:image xlink:href="./ObjectReplacements/Object 55" xlink:type="simple" xlink:show="embed" xlink:actuate="onLoad"/></draw:frame></text:p></table:table-cell><table:table-cell table:style-name="_33_e.A1" office:value-type="string"><text:p text:style-name="P8"><draw:frame draw:style-name="fr6" draw:name="Object56" text:anchor-type="as-char" svg:y="-0.1484in" svg:width="0.2134in" svg:height="0.2098in" draw:z-index="63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_33_e.A1" office:value-type="string"><text:p text:style-name="P25"><draw:frame draw:style-name="fr6" draw:name="Object57" text:anchor-type="as-char" svg:y="-0.1484in" svg:width="0.3181in" svg:height="0.2098in" draw:z-index="64"><draw:object xlink:href="./Object 57" xlink:type="simple" xlink:show="embed" xlink:actuate="onLoad"/><draw:image xlink:href="./ObjectReplacements/Object 57" xlink:type="simple" xlink:show="embed" xlink:actuate="onLoad"/></draw:frame></text:p></table:table-cell><table:table-cell table:style-name="_33_e.A1" office:value-type="string"><text:p text:style-name="P8"><draw:frame draw:style-name="fr6" draw:name="Object58" text:anchor-type="as-char" svg:y="-0.1484in" svg:width="0.3311in" svg:height="0.2098in" draw:z-index="65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_33_e.F1" office:value-type="string"><text:p text:style-name="P8"><draw:frame draw:style-name="fr6" draw:name="Object59" text:anchor-type="as-char" svg:y="-0.1484in" svg:width="0.3311in" svg:height="0.2098in" draw:z-index="66"><draw:object xlink:href="./Object 59" xlink:type="simple" xlink:show="embed" xlink:actuate="onLoad"/><draw:image xlink:href="./ObjectReplacements/Object 59" xlink:type="simple" xlink:show="embed" xlink:actuate="onLoad"/></draw:frame></text:p></table:table-cell></table:table-row><table:table-row><table:table-cell table:style-name="_33_e.A2" office:value-type="string"><text:p text:style-name="P25">0</text:p></table:table-cell><table:table-cell table:style-name="_33_e.A2" office:value-type="string"><text:p text:style-name="P25">0</text:p></table:table-cell><table:table-cell table:style-name="_33_e.A2" office:value-type="string"><text:p text:style-name="P25">0</text:p></table:table-cell><table:table-cell table:style-name="_33_e.A2" office:value-type="string"><text:p text:style-name="P25">0.1</text:p></table:table-cell><table:table-cell table:style-name="_33_e.A2" office:value-type="string"><text:p text:style-name="P26">0</text:p></table:table-cell><table:table-cell table:style-name="_33_e.F2" office:value-type="string"><text:p text:style-name="P26">0.005</text:p></table:table-cell></table:table-row><table:table-row><table:table-cell table:style-name="_33_e.A2" office:value-type="string"><text:p text:style-name="P26">1</text:p></table:table-cell><table:table-cell table:style-name="_33_e.A2" office:value-type="string"><text:p text:style-name="P26">0.1</text:p></table:table-cell><table:table-cell table:style-name="_33_e.A2" office:value-type="string"><text:p text:style-name="P26">0.005</text:p></table:table-cell><table:table-cell table:style-name="_33_e.A2" office:value-type="string"><text:p text:style-name="P26">0.2</text:p></table:table-cell><table:table-cell table:style-name="_33_e.A2" office:value-type="string"><text:p text:style-name="P26">0.0155</text:p></table:table-cell><table:table-cell table:style-name="_33_e.F2" office:value-type="string"><text:p text:style-name="P26">0.021025</text:p></table:table-cell></table:table-row><table:table-row><table:table-cell table:style-name="_33_e.A2" office:value-type="string"><text:p text:style-name="P26">2</text:p></table:table-cell><table:table-cell table:style-name="_33_e.A2" office:value-type="string"><text:p text:style-name="P26">0.2</text:p></table:table-cell><table:table-cell table:style-name="_33_e.A2" office:value-type="string"><text:p text:style-name="P26">0.021025</text:p></table:table-cell><table:table-cell table:style-name="_33_e.A2" office:value-type="string"><text:p text:style-name="P26">0.3</text:p></table:table-cell><table:table-cell table:style-name="_33_e.A2" office:value-type="string"><text:p text:style-name="P26">0.0431275</text:p></table:table-cell><table:table-cell table:style-name="_33_e.F2" office:value-type="string"><text:p text:style-name="P26">0.0492326</text:p></table:table-cell></table:table-row><table:table-row><table:table-cell table:style-name="_33_e.A2" office:value-type="string"><text:p text:style-name="P26">3</text:p></table:table-cell><table:table-cell table:style-name="_33_e.A2" office:value-type="string"><text:p text:style-name="P26">0.3</text:p></table:table-cell><table:table-cell table:style-name="_33_e.A2" office:value-type="string"><text:p text:style-name="P26">0.0492326</text:p></table:table-cell><table:table-cell table:style-name="_33_e.A2" office:value-type="string"><text:p text:style-name="P26">0.4</text:p></table:table-cell><table:table-cell table:style-name="_33_e.A2" office:value-type="string"><text:p text:style-name="P26">0.0841559</text:p></table:table-cell><table:table-cell table:style-name="_33_e.F2" office:value-type="string"><text:p text:style-name="P26">0.0909021</text:p></table:table-cell></table:table-row><table:table-row><table:table-cell table:style-name="_33_e.A2" office:value-type="string"><text:p text:style-name="P26">4</text:p></table:table-cell><table:table-cell table:style-name="_33_e.A2" office:value-type="string"><text:p text:style-name="P26">0.4</text:p></table:table-cell><table:table-cell table:style-name="_33_e.A2" office:value-type="string"><text:p text:style-name="P26">0.0909021</text:p></table:table-cell><table:table-cell table:style-name="_33_e.A2" office:value-type="string"><text:p text:style-name="P26">0.5</text:p></table:table-cell><table:table-cell table:style-name="_33_e.A2" office:value-type="string"><text:p text:style-name="P26">0.139992</text:p></table:table-cell><table:table-cell table:style-name="_33_e.F2" office:value-type="string"><text:p text:style-name="P26">0.147447</text:p></table:table-cell></table:table-row></table:table><text:p text:style-name="P7"/></draw:text-box></draw:frame></text:p>
      <text:p text:style-name="P6"/>
      <text:list xml:id="list70418214132536" text:continue-numbering="true" text:style-name="L1">
        <text:list-item>
          <text:list>
            <text:list-item>
              <text:p text:style-name="P19"><draw:frame draw:style-name="fr4" draw:name="Frame9" text:anchor-type="paragraph" svg:x="0.2126in" svg:y="0.0465in" svg:width="6.5in" draw:z-index="67"><draw:text-box fo:min-height="1.6917in"><text:p text:style-name="P7"><draw:frame draw:style-name="fr6" draw:name="Object60" text:anchor-type="as-char" svg:y="-0.761in" svg:width="2.6409in" svg:height="1.4752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</draw:text-box></draw:frame><text:soft-page-break/>Predictor Corrector using the Adams-Bashforth 4-step for the predictor and the Adams-Moulton 3-step as the corrector. </text:p>
            </text:list-item>
          </text:list>
        </text:list-item>
      </text:list>
      <text:p text:style-name="P6"/>
      <text:p text:style-name="P6"><draw:frame draw:style-name="fr1" draw:name="Frame7" text:anchor-type="paragraph" svg:width="6.5in" draw:z-index="15"><draw:text-box fo:min-height="3in"><text:p text:style-name="P7"><draw:frame draw:style-name="fr6" draw:name="Object61" text:anchor-type="as-char" svg:y="-2.0508in" svg:width="5.9929in" svg:height="4.0543in" draw:z-index="69"><draw:object xlink:href="./Object 61" xlink:type="simple" xlink:show="embed" xlink:actuate="onLoad"/><draw:image xlink:href="./ObjectReplacements/Object 61" xlink:type="simple" xlink:show="embed" xlink:actuate="onLoad"/></draw:frame></text:p></draw:text-box></draw:frame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4.2.8.2$Linux_X86_64 LibreOffice_project/420m0$Build-2</meta:generator>
    <dc:date>2016-11-11T07:04:16.548689124</dc:date>
    <meta:editing-duration>PT11H6M7S</meta:editing-duration>
    <meta:editing-cycles>22</meta:editing-cycles>
    <meta:document-statistic meta:table-count="6" meta:image-count="0" meta:object-count="68" meta:page-count="6" meta:paragraph-count="262" meta:word-count="316" meta:character-count="1648" meta:non-whitespace-character-count="153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30/content.xml><?xml version="1.0" encoding="utf-8"?>
<math xmlns="http://www.w3.org/1998/Math/MathML" display="block">
  <semantics>
    <msub>
      <mi>k</mi>
      <mn>1</mn>
    </msub>
    <annotation encoding="StarMath 5.0">k_1	</annotation>
  </semantics>
</math>
</file>

<file path=Object 3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2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33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3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35/content.xml><?xml version="1.0" encoding="utf-8"?>
<math xmlns="http://www.w3.org/1998/Math/MathML" display="block">
  <semantics>
    <mtable>
      <mtr>
        <mtd>
          <mtext>Recall that the Adams-Bashforth 2-step is represented by: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text>Using this, we get the following table: </mtext>
        </mtd>
      </mtr>
    </mtable>
    <annotation encoding="StarMath 5.0">"Recall that the Adams-Bashforth 2-step is represented by: "
newline
y_{ i + 1 } = y_i + h over 2 [ 3 f_i - f_{i - 1} ] + O( h^2 )
newline
y_{ i + 1 } = y_i + h over 2 [ 3 f(x_i, y_i) - f(x_{i - 1}, y_{i - 1}) ] + O( h^2 )
newline
"Using this, we get the following table: " 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9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f( x_{i}, y_i )</annotation>
  </semantics>
</math>
</file>

<file path=Object 41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i>,</mi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f( x_{i - 1}, y_{i - 1} )</annotation>
  </semantics>
</math>
</file>

<file path=Object 4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43/content.xml><?xml version="1.0" encoding="utf-8"?>
<math xmlns="http://www.w3.org/1998/Math/MathML" display="block">
  <semantics>
    <mtable>
      <mtr>
        <mtd>
          <mrow>
            <mtext>Note that to find </mtext>
            <mi>y</mi>
            <mrow>
              <mo fence="true" stretchy="false">(</mo>
              <mrow>
                <mn>0.1</mn>
              </mrow>
              <mo fence="true" stretchy="false">)</mo>
            </mrow>
            <mtext> we needed to use an alternate method since there were not two </mtext>
          </mrow>
        </mtd>
      </mtr>
      <mtr>
        <mtd>
          <mrow>
            <mtext>known points to use. Instead, we estimated </mtext>
            <mi>y</mi>
            <mrow>
              <mo fence="true" stretchy="false">(</mo>
              <mrow>
                <mn>0.1</mn>
              </mrow>
              <mo fence="true" stretchy="false">)</mo>
            </mrow>
            <mtext> to be </mtext>
          </mrow>
        </mtd>
      </mtr>
      <mtr>
        <mtd>
          <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</mtable>
    <annotation encoding="StarMath 5.0">"Note that to find " y( 0.1 ) " we needed to use an alternate method since there were not two "
newline
"known points to use. Instead, we estimated " y( 0.1 ) " to be " 
newline
y( 0.1 ) approx ( 0.1 )^2 over 2 = 0.005 
</annotation>
  </semantics>
</math>
</file>

<file path=Object 44/content.xml><?xml version="1.0" encoding="utf-8"?>
<math xmlns="http://www.w3.org/1998/Math/MathML" display="block">
  <semantics>
    <mtable>
      <mtr>
        <mtd>
          <mtext>Recall the general formula for the Adams-Moulton 2-step: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12</mn>
                </mfrac>
              </mrow>
            </mrow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Note that since this method implicitely finds </mtext>
            <msub>
              <mi>y</mi>
              <mrow>
                <mi>i</mi>
                <mo stretchy="false">+</mo>
                <mn>1</mn>
              </mrow>
            </msub>
            <mi>,</mi>
            <mtext> the method is only useful if we can </mtext>
          </mrow>
        </mtd>
      </mtr>
      <mtr>
        <mtd>
          <mrow>
            <mtext>solve for </mtext>
            <msub>
              <mi>y</mi>
              <mrow>
                <mi>i</mi>
                <mo stretchy="false">+</mo>
                <mn>1</mn>
              </mrow>
            </msub>
            <mi>.</mi>
          </mrow>
        </mtd>
      </mtr>
      <mtr>
        <mtd>
          <mrow>
            <mtext>Now recall that </mtext>
            <mi>y</mi>
            <mrow>
              <mi>'</mi>
              <mo stretchy="false">=</mo>
              <mrow>
                <mi>y</mi>
                <mo stretchy="false">+</mo>
                <mi>x</mi>
              </mrow>
            </mrow>
            <mi>,</mi>
            <mtext> thus we have: </mtext>
          </mrow>
        </mtd>
      </mtr>
      <mtr>
        <mtd>
          <mtable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5</mn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y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o stretchy="false">+</mo>
                                <msub>
                                  <mi>x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o stretchy="false">+</mo>
                          <mn>8</mn>
                        </mrow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row>
                      <mo fence="true" stretchy="false">[</mo>
                      <mrow>
                        <mrow>
                          <mo fence="true" stretchy="false">(</mo>
                          <mrow>
                            <mrow>
                              <msub>
                                <mi>y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  <mo stretchy="false">+</mo>
                              <msub>
                                <mi>x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]</mo>
                    </mrow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n>5</mn>
                  </mrow>
                  <mfrac>
                    <mi>h</mi>
                    <mn>12</mn>
                  </mfrac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5</mn>
                        </mrow>
                        <mfrac>
                          <mi>h</mi>
                          <mn>12</mn>
                        </mfrac>
                      </mrow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frac>
                  <mrow>
                    <mrow>
                      <msub>
                        <mi>y</mi>
                        <mi>i</mi>
                      </msub>
                      <mo stretchy="false">+</mo>
                      <mn>5</mn>
                    </mrow>
                    <mfrac>
                      <mi>h</mi>
                      <mn>12</mn>
                    </mfrac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  <mo stretchy="false">+</mo>
                      <mfrac>
                        <mi>h</mi>
                        <mn>12</mn>
                      </mfrac>
                    </mrow>
                    <mrow>
                      <mo fence="true" stretchy="false">[</mo>
                      <mrow>
                        <mrow>
                          <mn>8</mn>
                          <mrow>
                            <msub>
                              <mi>f</mi>
                              <mi>i</mi>
                            </msub>
                            <mo stretchy="false">+</mo>
                            <msub>
                              <mi>f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</mrow>
                        </mrow>
                      </mrow>
                      <mo fence="true" stretchy="false">]</mo>
                    </mrow>
                  </mrow>
                  <mrow>
                    <mrow>
                      <mn>1</mn>
                      <mo stretchy="false">−</mo>
                      <mn>5</mn>
                    </mrow>
                    <mfrac>
                      <mi>h</mi>
                      <mn>12</mn>
                    </mfrac>
                  </mrow>
                </mfrac>
              </mtd>
            </mtr>
          </mtable>
        </mtd>
      </mtr>
    </mtable>
    <annotation encoding="StarMath 5.0">"Recall the general formula for the Adams-Moulton 2-step:" 
newline
y_{ i + 1 } = y_i + h over 12 ( 5 f(x_{i+1}, y_{i+1}) + 8f(x_i, y_i) - f(x_{i-1}, y_{i-1}) )
newline
"Note that since this method implicitely finds " y_{ i+1 }," the method is only useful if we can " 
newline
"solve for " y_{ i + 1 }. 
newline
"Now recall that " y' = y + x," thus we have: " 
newline
matrix { 
y_{ i + 1 } # {} = {} # y_i +   h over 12 [ 5(y_{i + 1} + x_{i + 1}) + 8f_i + f_{i - 1} ]
##
y_{ i + 1 } # {} = {} #  y_i + 5h over 12 [ (y_{i + 1} + x_{i + 1})] + h over 12[ 8f_i + f_{i - 1} ]
##
y_{ i + 1 } # {} = {} #  y_i + 5h over 12 y_{i + 1} + 5h over 12 x_{i + 1} + h over 12[ 8f_i + f_{i - 1} ] 
##
y_{ i + 1 } - 5h over 12 y_{i + 1}  # {} = {} #  y_i + 5h over 12 x_{i + 1} + h over 12[ 8f_i + f_{i - 1} ] 
##
y_{ i + 1 }(1 - 5h over 12)  # {} = {} #  y_i + 5h over 12 x_{i + 1} + h over 12[ 8f_i + f_{i - 1} ] 
##
y_{ i + 1 }# {} = {} # {y_i + 5h over 12 x_{i + 1} + h over 12[ 8f_i + f_{i - 1} ] } over {1 - 5h over 12 }
}
newline</annotation>
  </semantics>
</math>
</file>

<file path=Object 45/content.xml><?xml version="1.0" encoding="utf-8"?>
<math xmlns="http://www.w3.org/1998/Math/MathML" display="block">
  <semantics>
    <mtable>
      <mtr>
        <mtd>
          <mrow>
            <mtext>Using this formula, we can determine pretty good estimates ( </mtext>
            <mi>O</mi>
            <mrow>
              <mo fence="true" stretchy="false">(</mo>
              <mrow>
                <msup>
                  <mi>h</mi>
                  <mn>3</mn>
                </msup>
              </mrow>
              <mo fence="true" stretchy="false">)</mo>
            </mrow>
            <mtext>) for each </mtext>
            <msub>
              <mi>y</mi>
              <mrow>
                <mi>i</mi>
                <mo stretchy="false">+</mo>
                <mn>1</mn>
              </mrow>
            </msub>
          </mrow>
        </mtd>
      </mtr>
      <mtr>
        <mtd>
          <mtext>by using the two previous points. Note that, like the Adams-Bashforth method, </mtext>
        </mtd>
      </mtr>
      <mtr>
        <mtd>
          <mtext>we must determine two initial points to build off of. </mtext>
        </mtd>
      </mtr>
      <mtr>
        <mtd>
          <mrow>
            <mtext>Recall that we are provided the initial condition </mtext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,</mn>
            </mrow>
            <mtext> giving us our first point. </mtext>
          </mrow>
        </mtd>
      </mtr>
      <mtr>
        <mtd>
          <mrow>
            <mtext>Also, we are told that </mtext>
            <mrow>
              <mi>y</mi>
              <mo stretchy="false">≈</mo>
              <mfrac>
                <msup>
                  <mi>x</mi>
                  <mn>2</mn>
                </msup>
                <mn>2</mn>
              </mfrac>
            </mrow>
            <mtext> when </mtext>
            <mrow>
              <mi>x</mi>
              <mo stretchy="false">≪</mo>
              <mn>1,</mn>
            </mrow>
            <mtext> so when </mtext>
            <mrow>
              <mi>x</mi>
              <mo stretchy="false">=</mo>
              <mn>0.1,</mn>
            </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  <mtr>
        <mtd>
          <mrow>
            <mtext>Using these values, we can complete the following table for </mtext>
            <mrow>
              <mi>x</mi>
              <mo stretchy="false">∈</mo>
              <mrow>
                <mo fence="true" stretchy="false">[</mo>
                <mrow>
                  <mrow>
                    <mn>0,</mn>
                    <mn>0.5</mn>
                  </mrow>
                </mrow>
                <mo fence="true" stretchy="false">]</mo>
              </mrow>
            </mrow>
            <mtext> and </mtext>
            <mrow>
              <mi>h</mi>
              <mo stretchy="false">=</mo>
              <mn>0.1</mn>
            </mrow>
          </mrow>
        </mtd>
      </mtr>
    </mtable>
    <annotation encoding="StarMath 5.0">"Using this formula, we can determine pretty good estimates ( " O(h^3) ") for each " y_{ i + 1 } 
newline
"by using the two previous points. Note that, like the Adams-Bashforth method, "
newline
"we must determine two initial points to build off of. "
newline
"Recall that we are provided the initial condition " y( 0 ) = 0, " giving us our first point. " 
newline
"Also, we are told that " y approx x^2 over 2 " when " x &lt;&lt; 1, " so when " x = 0.1, y( 0.1 ) approx( 0.1 )^2 over 2 = 0.005 
newline
"Using these values, we can complete the following table for " x in [ 0, 0.5 ] " and " h = 0.1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8/content.xml><?xml version="1.0" encoding="utf-8"?>
<math xmlns="http://www.w3.org/1998/Math/MathML" display="block">
  <semantics>
    <msub>
      <mi>y</mi>
      <mrow>
        <mi>i</mi>
        <mo stretchy="false">−</mo>
        <mn>1</mn>
      </mrow>
    </msub>
    <annotation encoding="StarMath 5.0">y_{ i - 1 }</annotation>
  </semantics>
</math>
</file>

<file path=Object 4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52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05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21217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49659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916103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148491</mn>
                </mrow>
              </mtd>
            </mtr>
          </mtable>
        </mtd>
      </mtr>
    </mtable>
    <annotation encoding="StarMath 5.0">"This gives us the following summary: " newline
matrix {
y( 0 ) # alignl {} = 0 
##
y( 0.1 ) # alignl {} = 0.005 
##
y( 0.2 ) # alignl {} = 0.0212174 
##
y( 0.3 ) # alignl {} = 0.0496594 
##
y( 0.4 ) # alignl {} = 0.0916103 
##
y( 0.5 ) # alignl {} = 0.148491
}</annotation>
  </semantics>
</math>
</file>

<file path=Object 53/content.xml><?xml version="1.0" encoding="utf-8"?>
<math xmlns="http://www.w3.org/1998/Math/MathML" display="block">
  <semantics>
    <mtable>
      <mtr>
        <mtd>
          <mtext>For the Improved Euler Method, we have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over accent="true"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  <mo stretchy="false">¯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where we find the </mtext>
            <mover accent="true">
              <msub>
                <mi>y</mi>
                <mrow>
                  <mi>i</mi>
                  <mo stretchy="false">+</mo>
                  <mn>1</mn>
                </mrow>
              </msub>
              <mo stretchy="false">¯</mo>
            </mover>
            <mtext> by using the basic Euler Method to predict a reasonable value</mtext>
          </mrow>
        </mtd>
      </mtr>
      <mtr>
        <mtd>
          <mrow>
            <mtext> for </mtext>
            <msub>
              <mi>y</mi>
              <mrow>
                <mi>i</mi>
                <mo stretchy="false">+</mo>
                <mn>1</mn>
              </mrow>
            </msub>
            <mi mathvariant="normal">:</mi>
          </mrow>
        </mtd>
      </mtr>
      <mtr>
        <mtd>
          <mrow>
            <mrow>
              <mover accent="true">
                <msub>
                  <mi>y</mi>
                  <mrow>
                    <mi>i</mi>
                    <mo stretchy="false">+</mo>
                    <mn>1</mn>
                  </mrow>
                </msub>
                <mo stretchy="false">¯</mo>
              </mover>
              <mo stretchy="false">=</mo>
              <mrow>
                <msub>
                  <mi>y</mi>
                  <mi>i</mi>
                </msub>
                <mo stretchy="false">+</mo>
                <mi mathvariant="italic">hf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Using this formula, we can predict </mtext>
            <msub>
              <mi>y</mi>
              <mrow>
                <mi>i</mi>
                <mo stretchy="false">+</mo>
                <mn>1</mn>
              </mrow>
            </msub>
            <mtext> fairly well, as depicted in the following table:</mtext>
          </mrow>
        </mtd>
      </mtr>
    </mtable>
    <annotation encoding="StarMath 5.0">"For the Improved Euler Method, we have " 
newline
y_{ i + 1 } = y_i + h over 2 ( f(x_i, y_i) + f(x_{i +1}, bar {y_{i + 1}} ))
newline
"where we find the " bar {y_{ i + 1 }} " by using the basic Euler Method to predict a reasonable value" newline " for " y_{ i+1 }:
newline
bar {y_{ i + 1 }} = y_i + hf( x_i, y_i )
newline
"Using this formula, we can predict " y_{ i + 1 } " fairly well, as depicted in the following table:" 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 + 1 }</annotation>
  </semantics>
</math>
</file>

<file path=Object 58/content.xml><?xml version="1.0" encoding="utf-8"?>
<math xmlns="http://www.w3.org/1998/Math/MathML" display="block">
  <semantics>
    <mover accent="true">
      <msub>
        <mi>y</mi>
        <mrow>
          <mi>i</mi>
          <mo stretchy="false">+</mo>
          <mn>1</mn>
        </mrow>
      </msub>
      <mo stretchy="false">¯</mo>
    </mover>
    <annotation encoding="StarMath 5.0">bar { y_{ i + 1 } }</annotation>
  </semantics>
</math>
</file>

<file path=Object 59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60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05</mn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21025</mn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492326</mn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909021</mn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147447</mn>
              </mtd>
            </mtr>
          </mtable>
        </mtd>
      </mtr>
    </mtable>
    <annotation encoding="StarMath 5.0">"This gives us the following summary: " newline
matrix { 
y(0) # {  } = {  } # 0
##
y(0.1) # {  } = {  } # 0.005
##
y(0.2) # {  } = {  } # 0.021025
##
y(0.3) # {  } = {  } # 0.0492326
##
y(0.4) # {  } = {  } # 0.0909021
##
y(0.5) # {  } = {  } # 0.147447
}</annotation>
  </semantics>
</math>
</file>

<file path=Object 61/content.xml><?xml version="1.0" encoding="utf-8"?>
<math xmlns="http://www.w3.org/1998/Math/MathML" display="block">
  <semantics>
    <mtable>
      <mtr>
        <mtd>
          <mtext>Note that to solve this problem, we needed to use two methods: Adams-Bashforth 4-step</mtext>
        </mtd>
      </mtr>
      <mtr>
        <mtd>
          <mtext>and Adams-Moulton 3-step. The Adams-Bashforth 4-step algorithm acts as the predictor </mtext>
        </mtd>
      </mtr>
      <mtr>
        <mtd>
          <mtext>and the Adams-Moulton 3-step will act as the corrector in the following equations: </mtext>
        </mtd>
      </mtr>
      <mtr>
        <mtd>
          <mtable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24</mn>
                    </mfrac>
                  </mrow>
                  <mrow>
                    <mo fence="true" stretchy="false">(</mo>
                    <mrow>
                      <mrow>
                        <mn>9</mn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i>,</mi>
                                <mover accent="true">
                                  <msub>
                                    <mi>y</mi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sub>
                                  <mo stretchy="false">¯</mo>
                                </mover>
                              </mrow>
                            </mrow>
                            <mo fence="true" stretchy="false">)</mo>
                          </mrow>
                          <mo stretchy="false">+</mo>
                          <mn>19</mn>
                        </mrow>
                        <mrow>
                          <msub>
                            <mi>f</mi>
                            <mi>i</mi>
                          </msub>
                          <mo stretchy="false">−</mo>
                          <mn>5</mn>
                        </mrow>
                        <mrow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2</mn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td>
              <mtd>
                <mtext>(Corrector)</mtext>
              </mtd>
            </mtr>
            <mtr>
              <mtd>
                <mover accent="true"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¯</mo>
                </mover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24</mn>
                    </mfrac>
                  </mrow>
                  <mrow>
                    <mo fence="true" stretchy="false">(</mo>
                    <mrow>
                      <mrow>
                        <mn>55</mn>
                        <mrow>
                          <msub>
                            <mi>f</mi>
                            <mi>i</mi>
                          </msub>
                          <mo stretchy="false">−</mo>
                          <mn>59</mn>
                        </mrow>
                        <mrow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o stretchy="false">+</mo>
                          <mn>37</mn>
                        </mrow>
                        <mrow>
                          <msub>
                            <mi>f</mi>
                            <mrow>
                              <mi>i</mi>
                              <mo stretchy="false">−</mo>
                              <mn>2</mn>
                            </mrow>
                          </msub>
                          <mo stretchy="false">−</mo>
                          <mn>9</mn>
                        </mrow>
                        <msub>
                          <mi>f</mi>
                          <mrow>
                            <mi>i</mi>
                            <mo stretchy="false">−</mo>
                            <mn>3</mn>
                          </mrow>
                        </msub>
                      </mrow>
                    </mrow>
                    <mo fence="true" stretchy="false">)</mo>
                  </mrow>
                </mrow>
              </mtd>
              <mtd>
                <mtext>(Predictor)</mtext>
              </mtd>
            </mtr>
          </mtable>
        </mtd>
      </mtr>
      <mtr>
        <mtd>
          <mtext>In order to use these methods, three points must be already known, so for this problem, </mtext>
        </mtd>
      </mtr>
      <mtr>
        <mtd>
          <mrow>
            <mtext>they will be estimated using the equation </mtext>
            <mrow>
              <mi>y</mi>
              <mo stretchy="false">≈</mo>
              <mfrac>
                <msup>
                  <mi>x</mi>
                  <mn>2</mn>
                </msup>
                <mn>2,</mn>
              </mfrac>
            </mrow>
            <mtext> giving us</mtext>
          </mrow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05</mn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2</mn>
              </mtd>
            </mtr>
          </mtable>
        </mtd>
      </mtr>
      <mtr>
        <mtd>
          <mtext>Since these values are being estimated using a truncated Taylor Series, the error will</mtext>
        </mtd>
      </mtr>
      <mtr>
        <mtd>
          <mtext>likely be larger than some of the other methods. If we instead used the results from </mtext>
        </mtd>
      </mtr>
      <mtr>
        <mtd>
          <mtext>the last couple of parts as seeding values, the results would likely be better.</mtext>
        </mtd>
      </mtr>
      <mtr>
        <mtd>
          <mtext>However, using the values above with the equations above, we get the following results </mtext>
        </mtd>
      </mtr>
      <mtr>
        <mtd>
          <mrow>
            <mtext>for the remaining </mtext>
            <mi>x</mi>
            <mtext> values:</mtext>
          </mrow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863979</mn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142747</mn>
              </mtd>
            </mtr>
          </mtable>
        </mtd>
      </mtr>
    </mtable>
    <annotation encoding="StarMath 5.0">"Note that to solve this problem, we needed to use two methods: Adams-Bashforth 4-step" newline
"and Adams-Moulton 3-step. The Adams-Bashforth 4-step algorithm acts as the predictor "
newline
"and the Adams-Moulton 3-step will act as the corrector in the following equations: " 
newline
matrix { 
y_{ i + 1 } # {  } = {  } # y_i + h over 24 ( 9 f(x_{i + 1}, bar {y_{i + 1}}) + 19f_i -5f_{i-1} + f_{i-2}) # "(Corrector)"
##
bar { y_{i + 1} } # {  } = {  } # y_i + h over 24( 55f_i - 59f_{i-1} + 37f_{i-2} - 9f_{i-3} ) # "(Predictor)"
}
newline
"In order to use these methods, three points must be already known, so for this problem, " 
newline
"they will be estimated using the equation " y approx x^2 over 2, " giving us" 
newline
matrix { 
y( 0 ) # {  } = {  } # 0
##
y( 0.1 ) # {  } = {  } # 0.005
##
y( 0.2 ) # {  } = {  } # 0.02
}
newline
"Since these values are being estimated using a truncated Taylor Series, the error will"
newline
"likely be larger than some of the other methods. If we instead used the results from "
newline
"the last couple of parts as seeding values, the results would likely be better." 
newline
"However, using the values above with the equations above, we get the following results "
newline
"for the remaining " x " values:"
newline
matrix { 
y( 0.4 ) # {  } = {  } # 0.0863979
##
y( 0.4 ) # {  } = {  } # 0.142747
}</annotation>
  </semantics>
</math>
</file>

<file path=Object 62/content.xml><?xml version="1.0" encoding="utf-8"?>
<math xmlns="http://www.w3.org/1998/Math/MathML" display="block">
  <semantics>
    <mtable>
      <mtr>
        <mtd>
          <mtext>I used the following set of equations in the implementation of RK4 for the system</mtext>
        </mtd>
      </mtr>
      <mtr>
        <mtd>
          <mtext>outlined above:</mtext>
        </mtd>
      </mtr>
      <mtr>
        <mtd>
          <mtable>
            <mtr>
              <mtd>
                <mrow>
                  <mrow>
                    <msub>
                      <mi>k</mi>
                      <mn>0</mn>
                    </msub>
                    <mo stretchy="false">=</mo>
                    <msub>
                      <mi mathvariant="italic">hf</mi>
                      <mn>1</mn>
                    </msub>
                  </mrow>
                  <mrow>
                    <mo fence="true" stretchy="false">(</mo>
                    <mrow>
                      <mrow>
                        <msub>
                          <mi>t</mi>
                          <mi>i</mi>
                        </msub>
                        <mi>,</mi>
                        <msub>
                          <mi>u</mi>
                          <mrow>
                            <mn>1,</mn>
                            <mi>i</mi>
                          </mrow>
                        </msub>
                        <mi>,</mi>
                        <msub>
                          <mi>u</mi>
                          <mrow>
                            <mn>2,</mn>
                            <mi>i</mi>
                          </mrow>
                        </msub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sub>
                      <mi>l</mi>
                      <mn>0</mn>
                    </msub>
                    <mo stretchy="false">=</mo>
                    <msub>
                      <mi mathvariant="italic">hf</mi>
                      <mn>2</mn>
                    </msub>
                  </mrow>
                  <mrow>
                    <mo fence="true" stretchy="false">(</mo>
                    <mrow>
                      <mrow>
                        <msub>
                          <mi>t</mi>
                          <mi>i</mi>
                        </msub>
                        <mi>,</mi>
                        <msub>
                          <mi>u</mi>
                          <mrow>
                            <mn>1,</mn>
                            <mi>i</mi>
                          </mrow>
                        </msub>
                        <mi>,</mi>
                        <msub>
                          <mi>u</mi>
                          <mrow>
                            <mn>2,</mn>
                            <mi>i</mi>
                          </mrow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k</mi>
                      <mn>1</mn>
                    </msub>
                    <mo stretchy="false">=</mo>
                    <msub>
                      <mi mathvariant="italic">hf</mi>
                      <mn>1</mn>
                    </msub>
                  </mrow>
                  <mrow>
                    <mo fence="true" stretchy="false">(</mo>
                    <mrow>
                      <mrow>
                        <mrow>
                          <msub>
                            <mi>t</mi>
                            <mi>i</mi>
                          </msub>
                          <mo stretchy="false">+</mo>
                          <mfrac>
                            <mi>h</mi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1,</mn>
                              <mi>i</mi>
                            </mrow>
                          </msub>
                          <mo stretchy="false">+</mo>
                          <mfrac>
                            <msub>
                              <mi>k</mi>
                              <mn>0</mn>
                            </msub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2,</mn>
                              <mi>i</mi>
                            </mrow>
                          </msub>
                          <mo stretchy="false">+</mo>
                          <mfrac>
                            <msub>
                              <mi>l</mi>
                              <mn>0</mn>
                            </msub>
                            <mn>2</mn>
                          </mfrac>
                        </mrow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sub>
                      <mi>l</mi>
                      <mn>1</mn>
                    </msub>
                    <mo stretchy="false">=</mo>
                    <msub>
                      <mi mathvariant="italic">hf</mi>
                      <mn>2</mn>
                    </msub>
                  </mrow>
                  <mrow>
                    <mo fence="true" stretchy="false">(</mo>
                    <mrow>
                      <mrow>
                        <mrow>
                          <msub>
                            <mi>t</mi>
                            <mi>i</mi>
                          </msub>
                          <mo stretchy="false">+</mo>
                          <mfrac>
                            <mi>h</mi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1,</mn>
                              <mi>i</mi>
                            </mrow>
                          </msub>
                          <mo stretchy="false">+</mo>
                          <mfrac>
                            <msub>
                              <mi>k</mi>
                              <mn>0</mn>
                            </msub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2,</mn>
                              <mi>i</mi>
                            </mrow>
                          </msub>
                          <mo stretchy="false">+</mo>
                          <mfrac>
                            <msub>
                              <mi>l</mi>
                              <mn>0</mn>
                            </msub>
                            <mn>2</mn>
                          </mfrac>
                        </mrow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k</mi>
                      <mn>2</mn>
                    </msub>
                    <mo stretchy="false">=</mo>
                    <msub>
                      <mi mathvariant="italic">hf</mi>
                      <mn>1</mn>
                    </msub>
                  </mrow>
                  <mrow>
                    <mo fence="true" stretchy="false">(</mo>
                    <mrow>
                      <mrow>
                        <mrow>
                          <msub>
                            <mi>t</mi>
                            <mi>i</mi>
                          </msub>
                          <mo stretchy="false">+</mo>
                          <mfrac>
                            <mi>h</mi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1,</mn>
                              <mi>i</mi>
                            </mrow>
                          </msub>
                          <mo stretchy="false">+</mo>
                          <mfrac>
                            <msub>
                              <mi>k</mi>
                              <mn>1</mn>
                            </msub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2,</mn>
                              <mi>i</mi>
                            </mrow>
                          </msub>
                          <mo stretchy="false">+</mo>
                          <mfrac>
                            <msub>
                              <mi>l</mi>
                              <mn>1</mn>
                            </msub>
                            <mn>2</mn>
                          </mfrac>
                        </mrow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sub>
                      <mi>l</mi>
                      <mn>2</mn>
                    </msub>
                    <mo stretchy="false">=</mo>
                    <msub>
                      <mi mathvariant="italic">hf</mi>
                      <mn>2</mn>
                    </msub>
                  </mrow>
                  <mrow>
                    <mo fence="true" stretchy="false">(</mo>
                    <mrow>
                      <mrow>
                        <mrow>
                          <msub>
                            <mi>t</mi>
                            <mi>i</mi>
                          </msub>
                          <mo stretchy="false">+</mo>
                          <mfrac>
                            <mi>h</mi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1,</mn>
                              <mi>i</mi>
                            </mrow>
                          </msub>
                          <mo stretchy="false">+</mo>
                          <mfrac>
                            <msub>
                              <mi>k</mi>
                              <mn>1</mn>
                            </msub>
                            <mn>2,</mn>
                          </mfrac>
                        </mrow>
                        <mrow>
                          <msub>
                            <mi>u</mi>
                            <mrow>
                              <mn>2,</mn>
                              <mi>i</mi>
                            </mrow>
                          </msub>
                          <mo stretchy="false">+</mo>
                          <mfrac>
                            <msub>
                              <mi>l</mi>
                              <mn>1</mn>
                            </msub>
                            <mn>2</mn>
                          </mfrac>
                        </mrow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k</mi>
                      <mn>3</mn>
                    </msub>
                    <mo stretchy="false">=</mo>
                    <msub>
                      <mi mathvariant="italic">hf</mi>
                      <mn>1</mn>
                    </msub>
                  </mrow>
                  <mrow>
                    <mo fence="true" stretchy="false">(</mo>
                    <mrow>
                      <mrow>
                        <mrow>
                          <msub>
                            <mi>t</mi>
                            <mi>i</mi>
                          </msub>
                          <mo stretchy="false">+</mo>
                          <mi>h</mi>
                        </mrow>
                        <mi>,</mi>
                        <mrow>
                          <msub>
                            <mi>u</mi>
                            <mrow>
                              <mn>1,</mn>
                              <mi>i</mi>
                            </mrow>
                          </msub>
                          <mo stretchy="false">+</mo>
                          <msub>
                            <mi>k</mi>
                            <mn>2,</mn>
                          </msub>
                        </mrow>
                        <mrow>
                          <msub>
                            <mi>u</mi>
                            <mrow>
                              <mn>2,</mn>
                              <mi>i</mi>
                            </mrow>
                          </msub>
                          <mo stretchy="false">+</mo>
                          <msub>
                            <mi>l</mi>
                            <mn>2</mn>
                          </msub>
                        </mrow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sub>
                      <mi>l</mi>
                      <mn>3</mn>
                    </msub>
                    <mo stretchy="false">=</mo>
                    <msub>
                      <mi mathvariant="italic">hf</mi>
                      <mn>2</mn>
                    </msub>
                  </mrow>
                  <mrow>
                    <mo fence="true" stretchy="false">(</mo>
                    <mrow>
                      <mrow>
                        <mrow>
                          <msub>
                            <mi>t</mi>
                            <mi>i</mi>
                          </msub>
                          <mo stretchy="false">+</mo>
                          <mi>h</mi>
                        </mrow>
                        <mi>,</mi>
                        <mrow>
                          <msub>
                            <mi>u</mi>
                            <mrow>
                              <mn>1,</mn>
                              <mi>i</mi>
                            </mrow>
                          </msub>
                          <mo stretchy="false">+</mo>
                          <msub>
                            <mi>k</mi>
                            <mn>2,</mn>
                          </msub>
                        </mrow>
                        <mrow>
                          <msub>
                            <mi>u</mi>
                            <mrow>
                              <mn>2,</mn>
                              <mi>i</mi>
                            </mrow>
                          </msub>
                          <mo stretchy="false">+</mo>
                          <msub>
                            <mi>l</mi>
                            <mn>2</mn>
                          </msub>
                        </mrow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row>
                    <msub>
                      <mi>u</mi>
                      <mrow>
                        <mn>1,</mn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=</mo>
                    <mrow>
                      <msub>
                        <mi>u</mi>
                        <mrow>
                          <mn>1,</mn>
                          <mi>i</mi>
                        </mrow>
                      </msub>
                      <mo stretchy="false">+</mo>
                      <mfrac>
                        <mn>1</mn>
                        <mn>6</mn>
                      </mfrac>
                    </mrow>
                  </mrow>
                  <mrow>
                    <mo fence="true" stretchy="false">(</mo>
                    <mrow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2</mn>
                        </mrow>
                        <mrow>
                          <msub>
                            <mi>k</mi>
                            <mn>1</mn>
                          </msub>
                          <mo stretchy="false">+</mo>
                          <mn>2</mn>
                        </mrow>
                        <mrow>
                          <msub>
                            <mi>k</mi>
                            <mn>2</mn>
                          </msub>
                          <mo stretchy="false">+</mo>
                          <msub>
                            <mi>k</mi>
                            <mn>3</mn>
                          </msub>
                        </mrow>
                      </mrow>
                    </mrow>
                    <mo fence="true" stretchy="false">)</mo>
                  </mrow>
                </mrow>
              </mtd>
              <mtd>
                <mrow>
                  <mrow>
                    <msub>
                      <mi>u</mi>
                      <mrow>
                        <mn>2,</mn>
                        <mrow>
                          <mi>i</mi>
                          <mo stretchy="false">+</mo>
                          <mn>1</mn>
                        </mrow>
                      </mrow>
                    </msub>
                    <mo stretchy="false">=</mo>
                    <mrow>
                      <msub>
                        <mi>u</mi>
                        <mrow>
                          <mn>2,</mn>
                          <mi>i</mi>
                        </mrow>
                      </msub>
                      <mo stretchy="false">+</mo>
                      <mfrac>
                        <mn>1</mn>
                        <mn>6</mn>
                      </mfrac>
                    </mrow>
                  </mrow>
                  <mrow>
                    <mo fence="true" stretchy="false">(</mo>
                    <mrow>
                      <mrow>
                        <mrow>
                          <msub>
                            <mi>l</mi>
                            <mn>0</mn>
                          </msub>
                          <mo stretchy="false">+</mo>
                          <mn>2</mn>
                        </mrow>
                        <mrow>
                          <msub>
                            <mi>l</mi>
                            <mn>1</mn>
                          </msub>
                          <mo stretchy="false">+</mo>
                          <mn>2</mn>
                        </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3</mn>
                          </msub>
                        </mrow>
                      </mrow>
                    </mrow>
                    <mo fence="true" stretchy="false">)</mo>
                  </mrow>
                </mrow>
              </mtd>
            </mtr>
          </mtable>
        </mtd>
      </mtr>
      <mtr>
        <mtd>
          <mtext>where</mtext>
        </mtd>
      </mtr>
      <mtr>
        <mtd>
          <mrow>
            <msub>
              <mi>f</mi>
              <mn>1</mn>
            </msub>
            <mrow>
              <mrow>
                <mo fence="true" stretchy="false">(</mo>
                <mrow>
                  <mrow>
                    <msub>
                      <mi>t</mi>
                      <mi>i</mi>
                    </msub>
                    <mi>,</mi>
                    <msub>
                      <mi>u</mi>
                      <mrow>
                        <mn>1,</mn>
                        <mi>i</mi>
                      </mrow>
                    </msub>
                    <mi>,</mi>
                    <msub>
                      <mi>u</mi>
                      <mrow>
                        <mn>2,</mn>
                        <mi>i</mi>
                      </mrow>
                    </msub>
                  </mrow>
                </mrow>
                <mo fence="true" stretchy="false">)</mo>
              </mrow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sub>
              <mi>f</mi>
              <mn>2</mn>
            </msub>
            <mrow>
              <mrow>
                <mo fence="true" stretchy="false">(</mo>
                <mrow>
                  <mrow>
                    <msub>
                      <mi>t</mi>
                      <mi>i</mi>
                    </msub>
                    <mi>,</mi>
                    <msub>
                      <mi>u</mi>
                      <mrow>
                        <mn>1,</mn>
                        <mi>i</mi>
                      </mrow>
                    </msub>
                    <mi>,</mi>
                    <msub>
                      <mi>u</mi>
                      <mrow>
                        <mn>2,</mn>
                        <mi>i</mi>
                      </mrow>
                    </msub>
                  </mrow>
                </mrow>
                <mo fence="true" stretchy="false">)</mo>
              </mrow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text>Using this set-up I was able to generate the following table:</mtext>
        </mtd>
      </mtr>
    </mtable>
    <annotation encoding="StarMath 5.0">"I used the following set of equations in the implementation of RK4 for the system"
newline
"outlined above:" newline
matrix { 
	k_0 = hf_1(t_i, u_{1,i}, u_{2, i} ) # l_0 = hf_2(t_i, u_{1,i}, u_{2, i} )
	##
	k_1 = hf_1(t_i + h over 2, u_{1,i} + k_0 over 2, u_{2, i} + l_0 over 2 ) # l_1 = hf_2(t_i + h over 2, u_{1,i} + k_0 over 2, u_{2, i} + l_0 over 2 )
	##
	k_2 = hf_1(t_i + h over 2, u_{1,i} + k_1 over 2, u_{2, i} + l_1 over 2 ) # l_2 = hf_2(t_i + h over 2, u_{1,i} + k_1 over 2, u_{2, i} + l_1 over 2 )
	## 
	k_3 = hf_1(t_i + h, u_{1,i} + k_2, u_{2, i} + l_2) # l_3 = hf_2(t_i + h, u_{1,i} + k_2, u_{2, i} + l_2)
	##
	u_{ 1, i + 1 } = u_{ 1, i } + 1 over 6 ( k_0 + 2k_1 + 2k_2 + k_3 ) # u_{ 2, i + 1 } = u_{ 2, i } + 1 over 6 ( l_0 + 2l_1 + 2l_2 + l_3 )
}
newline
"where" newline
f_1 ( t_i, u_{1,i}, u_{2, i} ) = 3u_1 + 2u_2 - ( 2t^2 + 1)e^2t newline
f_2 ( t_i, u_{1,i}, u_{2, i} )  = 4u_1 + u_2 + ( t^2 + 2t - 4 ) e^2t newline
"Using this set-up I was able to generate the following table:"</annotation>
  </semantics>
</math>
</file>

<file path=Object 63/content.xml><?xml version="1.0" encoding="utf-8"?>
<math xmlns="http://www.w3.org/1998/Math/MathML" display="block">
  <semantics>
    <mi>t</mi>
    <annotation encoding="StarMath 5.0">t</annotation>
  </semantics>
</math>
</file>

<file path=Object 64/content.xml><?xml version="1.0" encoding="utf-8"?>
<math xmlns="http://www.w3.org/1998/Math/MathML" display="block">
  <semantics>
    <mrow>
      <mtext>My</mtext>
      <msub>
        <mi>u</mi>
        <mn>1</mn>
      </msub>
    </mrow>
    <annotation encoding="StarMath 5.0">"My" u_1</annotation>
  </semantics>
</math>
</file>

<file path=Object 65/content.xml><?xml version="1.0" encoding="utf-8"?>
<math xmlns="http://www.w3.org/1998/Math/MathML" display="block">
  <semantics>
    <mrow>
      <mtext>True</mtext>
      <msub>
        <mi>u</mi>
        <mn>1</mn>
      </msub>
    </mrow>
    <annotation encoding="StarMath 5.0">"True" u_1</annotation>
  </semantics>
</math>
</file>

<file path=Object 66/content.xml><?xml version="1.0" encoding="utf-8"?>
<math xmlns="http://www.w3.org/1998/Math/MathML" display="block">
  <semantics>
    <mrow>
      <mtext>My</mtext>
      <msub>
        <mi>u</mi>
        <mn>2</mn>
      </msub>
    </mrow>
    <annotation encoding="StarMath 5.0">"My" u_2</annotation>
  </semantics>
</math>
</file>

<file path=Object 67/content.xml><?xml version="1.0" encoding="utf-8"?>
<math xmlns="http://www.w3.org/1998/Math/MathML" display="block">
  <semantics>
    <mrow>
      <mtext>True</mtext>
      <msub>
        <mi>u</mi>
        <mn>2</mn>
      </msub>
    </mrow>
    <annotation encoding="StarMath 5.0">"True" u_2</annotation>
  </semantics>
</math>
</file>

<file path=Object 68/content.xml><?xml version="1.0" encoding="utf-8"?>
<math xmlns="http://www.w3.org/1998/Math/MathML" display="block">
  <semantics>
    <mtable>
      <mtr>
        <mtd>
          <mtext>Based on the table above, it seems that the RK4 method I developed performed well</mtext>
        </mtd>
      </mtr>
      <mtr>
        <mtd>
          <mtext>as all of the values my method produced were within 0.1 of the actual value. </mtext>
        </mtd>
      </mtr>
    </mtable>
    <annotation encoding="StarMath 5.0">"Based on the table above, it seems that the RK4 method I developed performed well"
newline
"as all of the values my method produced were within 0.1 of the actual value. "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